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5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.35mm"/>
    </style:style>
    <style:style style:name="co4" style:family="table-column">
      <style:table-column-properties fo:break-before="auto" style:column-width="32.72mm"/>
    </style:style>
    <style:style style:name="co5" style:family="table-column">
      <style:table-column-properties fo:break-before="auto" style:column-width="37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859afcf-f3b5-4923-adb8-567f8640ac6d</text:p>
          </table:table-cell>
          <table:table-cell office:value-type="float" office:value="1451298398639" calcext:value-type="float">
            <text:p>1451298398639</text:p>
          </table:table-cell>
          <table:table-cell office:value-type="float" office:value="7704" calcext:value-type="float">
            <text:p>77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59afcf-f3b5-4923-adb8-567f8640ac6d</text:p>
          </table:table-cell>
          <table:table-cell office:value-type="float" office:value="1451298398641" calcext:value-type="float">
            <text:p>1451298398641</text:p>
          </table:table-cell>
          <table:table-cell office:value-type="float" office:value="7704" calcext:value-type="float">
            <text:p>7704</text:p>
          </table:table-cell>
          <table:table-cell office:value-type="string" calcext:value-type="string">
            <text:p>cpu</text:p>
          </table:table-cell>
          <table:table-cell office:value-type="float" office:value="7.11767895878525" calcext:value-type="float">
            <text:p>7,1176789588</text:p>
          </table:table-cell>
          <table:table-cell office:value-type="float" office:value="7704" calcext:value-type="float">
            <text:p>7704</text:p>
          </table:table-cell>
          <table:table-cell table:formula="of:=SUMIF([.C1:.C1400];[.F2];[.E1:.E1400])" office:value-type="float" office:value="167.881784360093" calcext:value-type="float">
            <text:p>167,8817843601</text:p>
          </table:table-cell>
        </table:table-row>
        <table:table-row table:style-name="ro1">
          <table:table-cell office:value-type="string" calcext:value-type="string">
            <text:p>a859afcf-f3b5-4923-adb8-567f8640ac6d</text:p>
          </table:table-cell>
          <table:table-cell office:value-type="float" office:value="1451298398641" calcext:value-type="float">
            <text:p>1451298398641</text:p>
          </table:table-cell>
          <table:table-cell office:value-type="float" office:value="7704" calcext:value-type="float">
            <text:p>7704</text:p>
          </table:table-cell>
          <table:table-cell office:value-type="string" calcext:value-type="string">
            <text:p>cpu</text:p>
          </table:table-cell>
          <table:table-cell office:value-type="float" office:value="7.20491803278689" calcext:value-type="float">
            <text:p>7,2049180328</text:p>
          </table:table-cell>
          <table:table-cell office:value-type="float" office:value="1696" calcext:value-type="float">
            <text:p>1696</text:p>
          </table:table-cell>
          <table:table-cell table:formula="of:=SUMIF([.C2:.C1401];[.F3];[.E2:.E1401])" office:value-type="float" office:value="1251.80032137307" calcext:value-type="float">
            <text:p>1251,8003213731</text:p>
          </table:table-cell>
        </table:table-row>
        <table:table-row table:style-name="ro1">
          <table:table-cell office:value-type="string" calcext:value-type="string">
            <text:p>a859afcf-f3b5-4923-adb8-567f8640ac6d</text:p>
          </table:table-cell>
          <table:table-cell office:value-type="float" office:value="1451298398661" calcext:value-type="float">
            <text:p>1451298398661</text:p>
          </table:table-cell>
          <table:table-cell office:value-type="float" office:value="7704" calcext:value-type="float">
            <text:p>7704</text:p>
          </table:table-cell>
          <table:table-cell office:value-type="string" calcext:value-type="string">
            <text:p>cpu</text:p>
          </table:table-cell>
          <table:table-cell office:value-type="float" office:value="6.53333333333333" calcext:value-type="float">
            <text:p>6,5333333333</text:p>
          </table:table-cell>
          <table:table-cell office:value-type="float" office:value="8952" calcext:value-type="float">
            <text:p>8952</text:p>
          </table:table-cell>
          <table:table-cell table:formula="of:=SUMIF([.C3:.C1402];[.F4];[.E3:.E1402])" office:value-type="float" office:value="29.4712111294434" calcext:value-type="float">
            <text:p>29,4712111294</text:p>
          </table:table-cell>
        </table:table-row>
        <table:table-row table:style-name="ro1">
          <table:table-cell office:value-type="string" calcext:value-type="string">
            <text:p>a859afcf-f3b5-4923-adb8-567f8640ac6d</text:p>
          </table:table-cell>
          <table:table-cell office:value-type="float" office:value="1451298398662" calcext:value-type="float">
            <text:p>1451298398662</text:p>
          </table:table-cell>
          <table:table-cell office:value-type="float" office:value="7704" calcext:value-type="float">
            <text:p>7704</text:p>
          </table:table-cell>
          <table:table-cell office:value-type="string" calcext:value-type="string">
            <text:p>cpu</text:p>
          </table:table-cell>
          <table:table-cell office:value-type="float" office:value="6.31418918918919" calcext:value-type="float">
            <text:p>6,3141891892</text:p>
          </table:table-cell>
          <table:table-cell office:value-type="float" office:value="9164" calcext:value-type="float">
            <text:p>9164</text:p>
          </table:table-cell>
          <table:table-cell table:formula="of:=SUMIF([.C4:.C1403];[.F5];[.E4:.E1403])" office:value-type="float" office:value="124.921369349051" calcext:value-type="float">
            <text:p>124,9213693491</text:p>
          </table:table-cell>
        </table:table-row>
        <table:table-row table:style-name="ro1">
          <table:table-cell office:value-type="string" calcext:value-type="string">
            <text:p>a859afcf-f3b5-4923-adb8-567f8640ac6d</text:p>
          </table:table-cell>
          <table:table-cell office:value-type="float" office:value="1451298398662" calcext:value-type="float">
            <text:p>1451298398662</text:p>
          </table:table-cell>
          <table:table-cell office:value-type="float" office:value="7704" calcext:value-type="float">
            <text:p>7704</text:p>
          </table:table-cell>
          <table:table-cell office:value-type="string" calcext:value-type="string">
            <text:p>cpu</text:p>
          </table:table-cell>
          <table:table-cell office:value-type="float" office:value="6.59262295081967" calcext:value-type="float">
            <text:p>6,5926229508</text:p>
          </table:table-cell>
          <table:table-cell office:value-type="float" office:value="840" calcext:value-type="float">
            <text:p>840</text:p>
          </table:table-cell>
          <table:table-cell table:formula="of:=SUMIF([.C5:.C1404];[.F6];[.E5:.E1404])" office:value-type="float" office:value="6597.00834584982" calcext:value-type="float">
            <text:p>6597,0083458498</text:p>
          </table:table-cell>
        </table:table-row>
        <table:table-row table:style-name="ro1">
          <table:table-cell office:value-type="string" calcext:value-type="string">
            <text:p>a859afcf-f3b5-4923-adb8-567f8640ac6d</text:p>
          </table:table-cell>
          <table:table-cell office:value-type="float" office:value="1451298398663" calcext:value-type="float">
            <text:p>1451298398663</text:p>
          </table:table-cell>
          <table:table-cell office:value-type="float" office:value="7704" calcext:value-type="float">
            <text:p>7704</text:p>
          </table:table-cell>
          <table:table-cell office:value-type="string" calcext:value-type="string">
            <text:p>cpu</text:p>
          </table:table-cell>
          <table:table-cell office:value-type="float" office:value="6.17361111111111" calcext:value-type="float">
            <text:p>6,1736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59afcf-f3b5-4923-adb8-567f8640ac6d</text:p>
          </table:table-cell>
          <table:table-cell office:value-type="float" office:value="1451298398663" calcext:value-type="float">
            <text:p>1451298398663</text:p>
          </table:table-cell>
          <table:table-cell office:value-type="float" office:value="7704" calcext:value-type="float">
            <text:p>7704</text:p>
          </table:table-cell>
          <table:table-cell office:value-type="string" calcext:value-type="string">
            <text:p>cpu</text:p>
          </table:table-cell>
          <table:table-cell office:value-type="float" office:value="6.13081395348837" calcext:value-type="float">
            <text:p>6,1308139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59afcf-f3b5-4923-adb8-567f8640ac6d</text:p>
          </table:table-cell>
          <table:table-cell office:value-type="float" office:value="1451298398664" calcext:value-type="float">
            <text:p>1451298398664</text:p>
          </table:table-cell>
          <table:table-cell office:value-type="float" office:value="7704" calcext:value-type="float">
            <text:p>7704</text:p>
          </table:table-cell>
          <table:table-cell office:value-type="string" calcext:value-type="string">
            <text:p>cpu</text:p>
          </table:table-cell>
          <table:table-cell office:value-type="float" office:value="6.54411764705882" calcext:value-type="float">
            <text:p>6,5441176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59afcf-f3b5-4923-adb8-567f8640ac6d</text:p>
          </table:table-cell>
          <table:table-cell office:value-type="float" office:value="1451298398664" calcext:value-type="float">
            <text:p>1451298398664</text:p>
          </table:table-cell>
          <table:table-cell office:value-type="float" office:value="7704" calcext:value-type="float">
            <text:p>7704</text:p>
          </table:table-cell>
          <table:table-cell office:value-type="string" calcext:value-type="string">
            <text:p>cpu</text:p>
          </table:table-cell>
          <table:table-cell office:value-type="float" office:value="6.25462962962963" calcext:value-type="float">
            <text:p>6,2546296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59afcf-f3b5-4923-adb8-567f8640ac6d</text:p>
          </table:table-cell>
          <table:table-cell office:value-type="float" office:value="1451298398675" calcext:value-type="float">
            <text:p>1451298398675</text:p>
          </table:table-cell>
          <table:table-cell office:value-type="float" office:value="7704" calcext:value-type="float">
            <text:p>7704</text:p>
          </table:table-cell>
          <table:table-cell office:value-type="string" calcext:value-type="string">
            <text:p>cpu</text:p>
          </table:table-cell>
          <table:table-cell office:value-type="float" office:value="6.02161383285303" calcext:value-type="float">
            <text:p>6,0216138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59afcf-f3b5-4923-adb8-567f8640ac6d</text:p>
          </table:table-cell>
          <table:table-cell office:value-type="float" office:value="1451298398676" calcext:value-type="float">
            <text:p>1451298398676</text:p>
          </table:table-cell>
          <table:table-cell office:value-type="float" office:value="7704" calcext:value-type="float">
            <text:p>7704</text:p>
          </table:table-cell>
          <table:table-cell office:value-type="string" calcext:value-type="string">
            <text:p>cpu</text:p>
          </table:table-cell>
          <table:table-cell office:value-type="float" office:value="6.62450787401575" calcext:value-type="float">
            <text:p>6,624507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59afcf-f3b5-4923-adb8-567f8640ac6d</text:p>
          </table:table-cell>
          <table:table-cell office:value-type="float" office:value="1451298398676" calcext:value-type="float">
            <text:p>1451298398676</text:p>
          </table:table-cell>
          <table:table-cell office:value-type="float" office:value="7704" calcext:value-type="float">
            <text:p>7704</text:p>
          </table:table-cell>
          <table:table-cell office:value-type="string" calcext:value-type="string">
            <text:p>cpu</text:p>
          </table:table-cell>
          <table:table-cell office:value-type="float" office:value="6.13081395348837" calcext:value-type="float">
            <text:p>6,1308139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59afcf-f3b5-4923-adb8-567f8640ac6d</text:p>
          </table:table-cell>
          <table:table-cell office:value-type="float" office:value="1451298398676" calcext:value-type="float">
            <text:p>1451298398676</text:p>
          </table:table-cell>
          <table:table-cell office:value-type="float" office:value="7704" calcext:value-type="float">
            <text:p>7704</text:p>
          </table:table-cell>
          <table:table-cell office:value-type="string" calcext:value-type="string">
            <text:p>cpu</text:p>
          </table:table-cell>
          <table:table-cell office:value-type="float" office:value="5.82137223974763" calcext:value-type="float">
            <text:p>5,8213722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59afcf-f3b5-4923-adb8-567f8640ac6d</text:p>
          </table:table-cell>
          <table:table-cell office:value-type="float" office:value="1451298398677" calcext:value-type="float">
            <text:p>1451298398677</text:p>
          </table:table-cell>
          <table:table-cell office:value-type="float" office:value="7704" calcext:value-type="float">
            <text:p>7704</text:p>
          </table:table-cell>
          <table:table-cell office:value-type="string" calcext:value-type="string">
            <text:p>cpu</text:p>
          </table:table-cell>
          <table:table-cell office:value-type="float" office:value="6.69247572815534" calcext:value-type="float">
            <text:p>6,6924757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59afcf-f3b5-4923-adb8-567f8640ac6d</text:p>
          </table:table-cell>
          <table:table-cell office:value-type="float" office:value="1451298398677" calcext:value-type="float">
            <text:p>1451298398677</text:p>
          </table:table-cell>
          <table:table-cell office:value-type="float" office:value="7704" calcext:value-type="float">
            <text:p>7704</text:p>
          </table:table-cell>
          <table:table-cell office:value-type="string" calcext:value-type="string">
            <text:p>cpu</text:p>
          </table:table-cell>
          <table:table-cell office:value-type="float" office:value="6.17204301075269" calcext:value-type="float">
            <text:p>6,1720430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59afcf-f3b5-4923-adb8-567f8640ac6d</text:p>
          </table:table-cell>
          <table:table-cell office:value-type="float" office:value="1451298398677" calcext:value-type="float">
            <text:p>1451298398677</text:p>
          </table:table-cell>
          <table:table-cell office:value-type="float" office:value="7704" calcext:value-type="float">
            <text:p>7704</text:p>
          </table:table-cell>
          <table:table-cell office:value-type="string" calcext:value-type="string">
            <text:p>cpu</text:p>
          </table:table-cell>
          <table:table-cell office:value-type="float" office:value="6.73722910216718" calcext:value-type="float">
            <text:p>6,7372291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59afcf-f3b5-4923-adb8-567f8640ac6d</text:p>
          </table:table-cell>
          <table:table-cell office:value-type="float" office:value="1451298398696" calcext:value-type="float">
            <text:p>1451298398696</text:p>
          </table:table-cell>
          <table:table-cell office:value-type="float" office:value="7704" calcext:value-type="float">
            <text:p>7704</text:p>
          </table:table-cell>
          <table:table-cell office:value-type="string" calcext:value-type="string">
            <text:p>cpu</text:p>
          </table:table-cell>
          <table:table-cell office:value-type="float" office:value="5.96439873417722" calcext:value-type="float">
            <text:p>5,9643987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59afcf-f3b5-4923-adb8-567f8640ac6d</text:p>
          </table:table-cell>
          <table:table-cell office:value-type="float" office:value="1451298398697" calcext:value-type="float">
            <text:p>1451298398697</text:p>
          </table:table-cell>
          <table:table-cell office:value-type="float" office:value="7704" calcext:value-type="float">
            <text:p>7704</text:p>
          </table:table-cell>
          <table:table-cell office:value-type="string" calcext:value-type="string">
            <text:p>cpu</text:p>
          </table:table-cell>
          <table:table-cell office:value-type="float" office:value="6.26162790697674" calcext:value-type="float">
            <text:p>6,2616279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59afcf-f3b5-4923-adb8-567f8640ac6d</text:p>
          </table:table-cell>
          <table:table-cell office:value-type="float" office:value="1451298398697" calcext:value-type="float">
            <text:p>1451298398697</text:p>
          </table:table-cell>
          <table:table-cell office:value-type="float" office:value="7704" calcext:value-type="float">
            <text:p>7704</text:p>
          </table:table-cell>
          <table:table-cell office:value-type="string" calcext:value-type="string">
            <text:p>cpu</text:p>
          </table:table-cell>
          <table:table-cell office:value-type="float" office:value="6.68109939759036" calcext:value-type="float">
            <text:p>6,6810993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59afcf-f3b5-4923-adb8-567f8640ac6d</text:p>
          </table:table-cell>
          <table:table-cell office:value-type="float" office:value="1451298398712" calcext:value-type="float">
            <text:p>1451298398712</text:p>
          </table:table-cell>
          <table:table-cell office:value-type="float" office:value="7704" calcext:value-type="float">
            <text:p>7704</text:p>
          </table:table-cell>
          <table:table-cell office:value-type="string" calcext:value-type="string">
            <text:p>cpu</text:p>
          </table:table-cell>
          <table:table-cell office:value-type="float" office:value="6.77952755905512" calcext:value-type="float">
            <text:p>6,7795275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59afcf-f3b5-4923-adb8-567f8640ac6d</text:p>
          </table:table-cell>
          <table:table-cell office:value-type="float" office:value="1451298398713" calcext:value-type="float">
            <text:p>1451298398713</text:p>
          </table:table-cell>
          <table:table-cell office:value-type="float" office:value="7704" calcext:value-type="float">
            <text:p>7704</text:p>
          </table:table-cell>
          <table:table-cell office:value-type="string" calcext:value-type="string">
            <text:p>cpu</text:p>
          </table:table-cell>
          <table:table-cell office:value-type="float" office:value="6.29367469879518" calcext:value-type="float">
            <text:p>6,2936746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59afcf-f3b5-4923-adb8-567f8640ac6d</text:p>
          </table:table-cell>
          <table:table-cell office:value-type="float" office:value="1451298398713" calcext:value-type="float">
            <text:p>1451298398713</text:p>
          </table:table-cell>
          <table:table-cell office:value-type="float" office:value="7704" calcext:value-type="float">
            <text:p>7704</text:p>
          </table:table-cell>
          <table:table-cell office:value-type="string" calcext:value-type="string">
            <text:p>cpu</text:p>
          </table:table-cell>
          <table:table-cell office:value-type="float" office:value="6.08854166666667" calcext:value-type="float">
            <text:p>6,088541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59afcf-f3b5-4923-adb8-567f8640ac6d</text:p>
          </table:table-cell>
          <table:table-cell office:value-type="float" office:value="1451298398714" calcext:value-type="float">
            <text:p>1451298398714</text:p>
          </table:table-cell>
          <table:table-cell office:value-type="float" office:value="7704" calcext:value-type="float">
            <text:p>7704</text:p>
          </table:table-cell>
          <table:table-cell office:value-type="string" calcext:value-type="string">
            <text:p>cpu</text:p>
          </table:table-cell>
          <table:table-cell office:value-type="float" office:value="6.32763157894737" calcext:value-type="float">
            <text:p>6,3276315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59afcf-f3b5-4923-adb8-567f8640ac6d</text:p>
          </table:table-cell>
          <table:table-cell office:value-type="float" office:value="1451298398715" calcext:value-type="float">
            <text:p>1451298398715</text:p>
          </table:table-cell>
          <table:table-cell office:value-type="float" office:value="7704" calcext:value-type="float">
            <text:p>7704</text:p>
          </table:table-cell>
          <table:table-cell office:value-type="string" calcext:value-type="string">
            <text:p>cpu</text:p>
          </table:table-cell>
          <table:table-cell office:value-type="float" office:value="6.00986842105263" calcext:value-type="float">
            <text:p>6,0098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59afcf-f3b5-4923-adb8-567f8640ac6d</text:p>
          </table:table-cell>
          <table:table-cell office:value-type="float" office:value="1451298398725" calcext:value-type="float">
            <text:p>1451298398725</text:p>
          </table:table-cell>
          <table:table-cell office:value-type="float" office:value="7704" calcext:value-type="float">
            <text:p>7704</text:p>
          </table:table-cell>
          <table:table-cell office:value-type="string" calcext:value-type="string">
            <text:p>cpu</text:p>
          </table:table-cell>
          <table:table-cell office:value-type="float" office:value="6.75246710526316" calcext:value-type="float">
            <text:p>6,7524671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59afcf-f3b5-4923-adb8-567f8640ac6d</text:p>
          </table:table-cell>
          <table:table-cell office:value-type="float" office:value="1451298398725" calcext:value-type="float">
            <text:p>1451298398725</text:p>
          </table:table-cell>
          <table:table-cell office:value-type="float" office:value="7704" calcext:value-type="float">
            <text:p>7704</text:p>
          </table:table-cell>
          <table:table-cell office:value-type="string" calcext:value-type="string">
            <text:p>cpu</text:p>
          </table:table-cell>
          <table:table-cell office:value-type="float" office:value="6.53197674418605" calcext:value-type="float">
            <text:p>6,5319767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59afcf-f3b5-4923-adb8-567f8640ac6d</text:p>
          </table:table-cell>
          <table:table-cell office:value-type="float" office:value="1451298398726" calcext:value-type="float">
            <text:p>1451298398726</text:p>
          </table:table-cell>
          <table:table-cell office:value-type="float" office:value="7704" calcext:value-type="float">
            <text:p>7704</text:p>
          </table:table-cell>
          <table:table-cell office:value-type="string" calcext:value-type="string">
            <text:p>cpu</text:p>
          </table:table-cell>
          <table:table-cell office:value-type="float" office:value="1.125" calcext:value-type="float">
            <text:p>1,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59afcf-f3b5-4923-adb8-567f8640ac6d</text:p>
          </table:table-cell>
          <table:table-cell office:value-type="float" office:value="1451298398727" calcext:value-type="float">
            <text:p>1451298398727</text:p>
          </table:table-cell>
          <table:table-cell office:value-type="float" office:value="7704" calcext:value-type="float">
            <text:p>77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59afcf-f3b5-4923-adb8-567f8640ac6d</text:p>
          </table:table-cell>
          <table:table-cell office:value-type="float" office:value="1451298398727" calcext:value-type="float">
            <text:p>1451298398727</text:p>
          </table:table-cell>
          <table:table-cell office:value-type="float" office:value="7704" calcext:value-type="float">
            <text:p>77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59afcf-f3b5-4923-adb8-567f8640ac6d</text:p>
          </table:table-cell>
          <table:table-cell office:value-type="float" office:value="1451298398728" calcext:value-type="float">
            <text:p>1451298398728</text:p>
          </table:table-cell>
          <table:table-cell office:value-type="float" office:value="7704" calcext:value-type="float">
            <text:p>77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59afcf-f3b5-4923-adb8-567f8640ac6d</text:p>
          </table:table-cell>
          <table:table-cell office:value-type="float" office:value="1451298398728" calcext:value-type="float">
            <text:p>1451298398728</text:p>
          </table:table-cell>
          <table:table-cell office:value-type="float" office:value="7704" calcext:value-type="float">
            <text:p>77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59afcf-f3b5-4923-adb8-567f8640ac6d</text:p>
          </table:table-cell>
          <table:table-cell office:value-type="float" office:value="1451298398729" calcext:value-type="float">
            <text:p>1451298398729</text:p>
          </table:table-cell>
          <table:table-cell office:value-type="float" office:value="7704" calcext:value-type="float">
            <text:p>77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59afcf-f3b5-4923-adb8-567f8640ac6d</text:p>
          </table:table-cell>
          <table:table-cell office:value-type="float" office:value="1451298398730" calcext:value-type="float">
            <text:p>1451298398730</text:p>
          </table:table-cell>
          <table:table-cell office:value-type="float" office:value="7704" calcext:value-type="float">
            <text:p>77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59afcf-f3b5-4923-adb8-567f8640ac6d</text:p>
          </table:table-cell>
          <table:table-cell office:value-type="float" office:value="1451298398730" calcext:value-type="float">
            <text:p>1451298398730</text:p>
          </table:table-cell>
          <table:table-cell office:value-type="float" office:value="7704" calcext:value-type="float">
            <text:p>77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59afcf-f3b5-4923-adb8-567f8640ac6d</text:p>
          </table:table-cell>
          <table:table-cell office:value-type="float" office:value="1451298398731" calcext:value-type="float">
            <text:p>1451298398731</text:p>
          </table:table-cell>
          <table:table-cell office:value-type="float" office:value="7704" calcext:value-type="float">
            <text:p>77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59afcf-f3b5-4923-adb8-567f8640ac6d</text:p>
          </table:table-cell>
          <table:table-cell office:value-type="float" office:value="1451298398829" calcext:value-type="float">
            <text:p>1451298398829</text:p>
          </table:table-cell>
          <table:table-cell office:value-type="float" office:value="7704" calcext:value-type="float">
            <text:p>77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59afcf-f3b5-4923-adb8-567f8640ac6d</text:p>
          </table:table-cell>
          <table:table-cell office:value-type="float" office:value="1451298398829" calcext:value-type="float">
            <text:p>1451298398829</text:p>
          </table:table-cell>
          <table:table-cell office:value-type="float" office:value="7704" calcext:value-type="float">
            <text:p>770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516" calcext:value-type="float">
            <text:p>1451298663516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524" calcext:value-type="float">
            <text:p>1451298663524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80514705882353" calcext:value-type="float">
            <text:p>6,8051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534" calcext:value-type="float">
            <text:p>1451298663534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7.76735015772871" calcext:value-type="float">
            <text:p>7,7673501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592" calcext:value-type="float">
            <text:p>1451298663592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12844488188976" calcext:value-type="float">
            <text:p>6,12844488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619" calcext:value-type="float">
            <text:p>1451298663619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04838709677419" calcext:value-type="float">
            <text:p>6,0483870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655" calcext:value-type="float">
            <text:p>1451298663655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7.81192236598891" calcext:value-type="float">
            <text:p>7,811922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655" calcext:value-type="float">
            <text:p>1451298663655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52583798882682" calcext:value-type="float">
            <text:p>6,5258379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693" calcext:value-type="float">
            <text:p>1451298663693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96008211678832" calcext:value-type="float">
            <text:p>6,9600821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693" calcext:value-type="float">
            <text:p>1451298663693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15889830508475" calcext:value-type="float">
            <text:p>6,1588983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693" calcext:value-type="float">
            <text:p>1451298663693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89602376599634" calcext:value-type="float">
            <text:p>6,896023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694" calcext:value-type="float">
            <text:p>1451298663694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9115" calcext:value-type="float">
            <text:p>5,9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694" calcext:value-type="float">
            <text:p>1451298663694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45108695652174" calcext:value-type="float">
            <text:p>6,4510869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695" calcext:value-type="float">
            <text:p>1451298663695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75390625" calcext:value-type="float">
            <text:p>6,7539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695" calcext:value-type="float">
            <text:p>1451298663695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46875" calcext:value-type="float">
            <text:p>5,4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695" calcext:value-type="float">
            <text:p>1451298663695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69335347432024" calcext:value-type="float">
            <text:p>6,6933534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695" calcext:value-type="float">
            <text:p>1451298663695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155625" calcext:value-type="float">
            <text:p>6,15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700" calcext:value-type="float">
            <text:p>1451298663700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35590277777778" calcext:value-type="float">
            <text:p>6,355902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702" calcext:value-type="float">
            <text:p>1451298663702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65305118110236" calcext:value-type="float">
            <text:p>5,6530511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702" calcext:value-type="float">
            <text:p>1451298663702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76052631578947" calcext:value-type="float">
            <text:p>6,7605263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724" calcext:value-type="float">
            <text:p>1451298663724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75044964028777" calcext:value-type="float">
            <text:p>5,7504496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739" calcext:value-type="float">
            <text:p>1451298663739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15681818181818" calcext:value-type="float">
            <text:p>6,156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740" calcext:value-type="float">
            <text:p>1451298663740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76973684210526" calcext:value-type="float">
            <text:p>6,7697368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743" calcext:value-type="float">
            <text:p>1451298663743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74525316455696" calcext:value-type="float">
            <text:p>6,7452531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747" calcext:value-type="float">
            <text:p>1451298663747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98167539267016" calcext:value-type="float">
            <text:p>6,9816753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755" calcext:value-type="float">
            <text:p>1451298663755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53333333333333" calcext:value-type="float">
            <text:p>6,5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796" calcext:value-type="float">
            <text:p>1451298663796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64054054054054" calcext:value-type="float">
            <text:p>6,6405405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829" calcext:value-type="float">
            <text:p>1451298663829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13586956521739" calcext:value-type="float">
            <text:p>5,1358695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876" calcext:value-type="float">
            <text:p>1451298663876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7.203125" calcext:value-type="float">
            <text:p>7,20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876" calcext:value-type="float">
            <text:p>1451298663876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31076388888889" calcext:value-type="float">
            <text:p>5,310763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877" calcext:value-type="float">
            <text:p>1451298663877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75657894736842" calcext:value-type="float">
            <text:p>5,756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877" calcext:value-type="float">
            <text:p>1451298663877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07638888888889" calcext:value-type="float">
            <text:p>6,0763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878" calcext:value-type="float">
            <text:p>1451298663878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95394736842105" calcext:value-type="float">
            <text:p>6,953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878" calcext:value-type="float">
            <text:p>1451298663878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23194444444445" calcext:value-type="float">
            <text:p>6,2319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879" calcext:value-type="float">
            <text:p>1451298663879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68181818181818" calcext:value-type="float">
            <text:p>5,6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879" calcext:value-type="float">
            <text:p>1451298663879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16783216783217" calcext:value-type="float">
            <text:p>6,1678321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936" calcext:value-type="float">
            <text:p>1451298663936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07638888888889" calcext:value-type="float">
            <text:p>6,0763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972" calcext:value-type="float">
            <text:p>1451298663972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18947368421053" calcext:value-type="float">
            <text:p>6,1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973" calcext:value-type="float">
            <text:p>1451298663973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97267206477733" calcext:value-type="float">
            <text:p>5,9726720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973" calcext:value-type="float">
            <text:p>1451298663973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97329721362229" calcext:value-type="float">
            <text:p>5,9732972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973" calcext:value-type="float">
            <text:p>1451298663973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12553879310345" calcext:value-type="float">
            <text:p>5,1255387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974" calcext:value-type="float">
            <text:p>1451298663974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7.01626394052045" calcext:value-type="float">
            <text:p>7,0162639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974" calcext:value-type="float">
            <text:p>1451298663974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12298387096774" calcext:value-type="float">
            <text:p>5,122983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975" calcext:value-type="float">
            <text:p>1451298663975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48773734177215" calcext:value-type="float">
            <text:p>6,4877373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975" calcext:value-type="float">
            <text:p>1451298663975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8321129707113" calcext:value-type="float">
            <text:p>5,83211297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975" calcext:value-type="float">
            <text:p>1451298663975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88" calcext:value-type="float">
            <text:p>5,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976" calcext:value-type="float">
            <text:p>1451298663976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55118534482759" calcext:value-type="float">
            <text:p>6,5511853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976" calcext:value-type="float">
            <text:p>1451298663976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92083333333333" calcext:value-type="float">
            <text:p>5,9208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977" calcext:value-type="float">
            <text:p>1451298663977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43125" calcext:value-type="float">
            <text:p>6,4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977" calcext:value-type="float">
            <text:p>1451298663977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2408940397351" calcext:value-type="float">
            <text:p>6,2408940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978" calcext:value-type="float">
            <text:p>1451298663978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08635646687697" calcext:value-type="float">
            <text:p>6,08635646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978" calcext:value-type="float">
            <text:p>1451298663978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7.37929184549356" calcext:value-type="float">
            <text:p>7,3792918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978" calcext:value-type="float">
            <text:p>1451298663978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7.05645161290323" calcext:value-type="float">
            <text:p>7,0564516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979" calcext:value-type="float">
            <text:p>1451298663979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5207399103139" calcext:value-type="float">
            <text:p>5,5207399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979" calcext:value-type="float">
            <text:p>1451298663979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979" calcext:value-type="float">
            <text:p>1451298663979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32954545454545" calcext:value-type="float">
            <text:p>5,329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980" calcext:value-type="float">
            <text:p>1451298663980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22222222222222" calcext:value-type="float">
            <text:p>6,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980" calcext:value-type="float">
            <text:p>1451298663980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50520833333333" calcext:value-type="float">
            <text:p>5,505208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980" calcext:value-type="float">
            <text:p>1451298663980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7.30864726027397" calcext:value-type="float">
            <text:p>7,3086472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980" calcext:value-type="float">
            <text:p>1451298663980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7898185483871" calcext:value-type="float">
            <text:p>5,7898185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981" calcext:value-type="float">
            <text:p>1451298663981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62896126760563" calcext:value-type="float">
            <text:p>5,62896126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982" calcext:value-type="float">
            <text:p>1451298663982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9160447761194" calcext:value-type="float">
            <text:p>5,9160447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982" calcext:value-type="float">
            <text:p>1451298663982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40988372093023" calcext:value-type="float">
            <text:p>6,4098837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982" calcext:value-type="float">
            <text:p>1451298663982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53378378378378" calcext:value-type="float">
            <text:p>5,5337837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983" calcext:value-type="float">
            <text:p>1451298663983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74748322147651" calcext:value-type="float">
            <text:p>6,7474832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984" calcext:value-type="float">
            <text:p>1451298663984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62450787401575" calcext:value-type="float">
            <text:p>6,624507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984" calcext:value-type="float">
            <text:p>1451298663984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15789473684211" calcext:value-type="float">
            <text:p>6,1578947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986" calcext:value-type="float">
            <text:p>1451298663986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53875" calcext:value-type="float">
            <text:p>5,53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987" calcext:value-type="float">
            <text:p>1451298663987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21056782334385" calcext:value-type="float">
            <text:p>6,2105678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987" calcext:value-type="float">
            <text:p>1451298663987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22727272727273" calcext:value-type="float">
            <text:p>6,2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987" calcext:value-type="float">
            <text:p>1451298663987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02205882352941" calcext:value-type="float">
            <text:p>6,0220588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988" calcext:value-type="float">
            <text:p>1451298663988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57026627218935" calcext:value-type="float">
            <text:p>6,5702662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989" calcext:value-type="float">
            <text:p>1451298663989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90625" calcext:value-type="float">
            <text:p>5,9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989" calcext:value-type="float">
            <text:p>1451298663989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50520833333333" calcext:value-type="float">
            <text:p>5,505208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3989" calcext:value-type="float">
            <text:p>1451298663989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83836206896552" calcext:value-type="float">
            <text:p>5,838362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030" calcext:value-type="float">
            <text:p>1451298664030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525625" calcext:value-type="float">
            <text:p>5,52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073" calcext:value-type="float">
            <text:p>1451298664073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80381165919283" calcext:value-type="float">
            <text:p>6,8038116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073" calcext:value-type="float">
            <text:p>1451298664073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085" calcext:value-type="float">
            <text:p>1451298664085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53081395348837" calcext:value-type="float">
            <text:p>5,5308139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086" calcext:value-type="float">
            <text:p>1451298664086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40988372093023" calcext:value-type="float">
            <text:p>6,4098837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086" calcext:value-type="float">
            <text:p>1451298664086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7.44722222222222" calcext:value-type="float">
            <text:p>7,447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087" calcext:value-type="float">
            <text:p>1451298664087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06423611111111" calcext:value-type="float">
            <text:p>6,064236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088" calcext:value-type="float">
            <text:p>1451298664088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72256097560976" calcext:value-type="float">
            <text:p>6,72256097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088" calcext:value-type="float">
            <text:p>1451298664088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31589958158996" calcext:value-type="float">
            <text:p>5,3158995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088" calcext:value-type="float">
            <text:p>1451298664088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7.21875" calcext:value-type="float">
            <text:p>7,2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089" calcext:value-type="float">
            <text:p>1451298664089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67338709677419" calcext:value-type="float">
            <text:p>5,6733870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089" calcext:value-type="float">
            <text:p>1451298664089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87816455696203" calcext:value-type="float">
            <text:p>6,878164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089" calcext:value-type="float">
            <text:p>1451298664089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83836206896552" calcext:value-type="float">
            <text:p>5,838362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089" calcext:value-type="float">
            <text:p>1451298664089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53333333333333" calcext:value-type="float">
            <text:p>6,5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090" calcext:value-type="float">
            <text:p>1451298664090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86363636363636" calcext:value-type="float">
            <text:p>5,8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090" calcext:value-type="float">
            <text:p>1451298664090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16783216783217" calcext:value-type="float">
            <text:p>6,1678321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090" calcext:value-type="float">
            <text:p>1451298664090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63541666666667" calcext:value-type="float">
            <text:p>6,63541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090" calcext:value-type="float">
            <text:p>1451298664090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41124535315985" calcext:value-type="float">
            <text:p>6,4112453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091" calcext:value-type="float">
            <text:p>1451298664091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28629032258065" calcext:value-type="float">
            <text:p>5,2862903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091" calcext:value-type="float">
            <text:p>1451298664091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09731012658228" calcext:value-type="float">
            <text:p>6,0973101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091" calcext:value-type="float">
            <text:p>1451298664091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51470588235294" calcext:value-type="float">
            <text:p>5,51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091" calcext:value-type="float">
            <text:p>1451298664091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61542338709677" calcext:value-type="float">
            <text:p>6,6154233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092" calcext:value-type="float">
            <text:p>1451298664092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97342519685039" calcext:value-type="float">
            <text:p>5,9734251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093" calcext:value-type="float">
            <text:p>1451298664093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29125" calcext:value-type="float">
            <text:p>6,29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093" calcext:value-type="float">
            <text:p>1451298664093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51119402985075" calcext:value-type="float">
            <text:p>5,5111940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093" calcext:value-type="float">
            <text:p>1451298664093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094" calcext:value-type="float">
            <text:p>1451298664094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75140449438202" calcext:value-type="float">
            <text:p>5,7514044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139" calcext:value-type="float">
            <text:p>1451298664139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97329721362229" calcext:value-type="float">
            <text:p>5,9732972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153" calcext:value-type="float">
            <text:p>1451298664153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54752851711027" calcext:value-type="float">
            <text:p>6,5475285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181" calcext:value-type="float">
            <text:p>1451298664181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3978813559322" calcext:value-type="float">
            <text:p>6,3978813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192" calcext:value-type="float">
            <text:p>1451298664192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77724358974359" calcext:value-type="float">
            <text:p>5,7772435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192" calcext:value-type="float">
            <text:p>1451298664192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72061752988048" calcext:value-type="float">
            <text:p>5,7206175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193" calcext:value-type="float">
            <text:p>1451298664193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4616935483871" calcext:value-type="float">
            <text:p>5,4616935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193" calcext:value-type="float">
            <text:p>1451298664193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99127906976744" calcext:value-type="float">
            <text:p>5,9912790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198" calcext:value-type="float">
            <text:p>1451298664198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5625" calcext:value-type="float">
            <text:p>6,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199" calcext:value-type="float">
            <text:p>1451298664199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49163179916318" calcext:value-type="float">
            <text:p>5,4916317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199" calcext:value-type="float">
            <text:p>1451298664199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05131578947368" calcext:value-type="float">
            <text:p>6,0513157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200" calcext:value-type="float">
            <text:p>1451298664200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201" calcext:value-type="float">
            <text:p>1451298664201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01125" calcext:value-type="float">
            <text:p>6,01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201" calcext:value-type="float">
            <text:p>1451298664201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203" calcext:value-type="float">
            <text:p>1451298664203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12844488188976" calcext:value-type="float">
            <text:p>6,12844488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203" calcext:value-type="float">
            <text:p>1451298664203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32094594594595" calcext:value-type="float">
            <text:p>5,3209459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203" calcext:value-type="float">
            <text:p>1451298664203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17204301075269" calcext:value-type="float">
            <text:p>6,1720430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203" calcext:value-type="float">
            <text:p>1451298664203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7347972972973" calcext:value-type="float">
            <text:p>5,7347972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203" calcext:value-type="float">
            <text:p>1451298664203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99127906976744" calcext:value-type="float">
            <text:p>5,9912790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203" calcext:value-type="float">
            <text:p>1451298664203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50520833333333" calcext:value-type="float">
            <text:p>5,505208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203" calcext:value-type="float">
            <text:p>1451298664203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33684210526316" calcext:value-type="float">
            <text:p>6,3368421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236" calcext:value-type="float">
            <text:p>1451298664236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72014925373134" calcext:value-type="float">
            <text:p>5,7201492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241" calcext:value-type="float">
            <text:p>1451298664241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07842205323194" calcext:value-type="float">
            <text:p>6,0784220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242" calcext:value-type="float">
            <text:p>1451298664242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68014705882353" calcext:value-type="float">
            <text:p>5,6801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243" calcext:value-type="float">
            <text:p>1451298664243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68258426966292" calcext:value-type="float">
            <text:p>5,6825842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244" calcext:value-type="float">
            <text:p>1451298664244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89409722222222" calcext:value-type="float">
            <text:p>5,894097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245" calcext:value-type="float">
            <text:p>1451298664245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2246835443038" calcext:value-type="float">
            <text:p>6,2246835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247" calcext:value-type="float">
            <text:p>1451298664247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69206008583691" calcext:value-type="float">
            <text:p>6,6920600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249" calcext:value-type="float">
            <text:p>1451298664249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40988372093023" calcext:value-type="float">
            <text:p>6,4098837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250" calcext:value-type="float">
            <text:p>1451298664250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7898185483871" calcext:value-type="float">
            <text:p>5,7898185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250" calcext:value-type="float">
            <text:p>1451298664250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9325" calcext:value-type="float">
            <text:p>5,9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250" calcext:value-type="float">
            <text:p>1451298664250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86764705882353" calcext:value-type="float">
            <text:p>5,86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251" calcext:value-type="float">
            <text:p>1451298664251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62046370967742" calcext:value-type="float">
            <text:p>5,6204637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251" calcext:value-type="float">
            <text:p>1451298664251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90625" calcext:value-type="float">
            <text:p>5,9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251" calcext:value-type="float">
            <text:p>1451298664251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34417040358744" calcext:value-type="float">
            <text:p>5,3441704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251" calcext:value-type="float">
            <text:p>1451298664251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47216599190283" calcext:value-type="float">
            <text:p>6,4721659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252" calcext:value-type="float">
            <text:p>1451298664252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65305118110236" calcext:value-type="float">
            <text:p>5,6530511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295" calcext:value-type="float">
            <text:p>1451298664295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5759385665529" calcext:value-type="float">
            <text:p>6,5759385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296" calcext:value-type="float">
            <text:p>1451298664296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09897769516729" calcext:value-type="float">
            <text:p>6,0989776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296" calcext:value-type="float">
            <text:p>1451298664296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22222222222222" calcext:value-type="float">
            <text:p>6,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296" calcext:value-type="float">
            <text:p>1451298664296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81325910931174" calcext:value-type="float">
            <text:p>5,8132591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357" calcext:value-type="float">
            <text:p>1451298664357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98375984251969" calcext:value-type="float">
            <text:p>5,9837598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367" calcext:value-type="float">
            <text:p>1451298664367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45960076045627" calcext:value-type="float">
            <text:p>5,4596007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377" calcext:value-type="float">
            <text:p>1451298664377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52405857740586" calcext:value-type="float">
            <text:p>6,52405857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387" calcext:value-type="float">
            <text:p>1451298664387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74" calcext:value-type="float">
            <text:p>5,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423" calcext:value-type="float">
            <text:p>1451298664423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88194444444444" calcext:value-type="float">
            <text:p>5,8819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483" calcext:value-type="float">
            <text:p>1451298664483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45665322580645" calcext:value-type="float">
            <text:p>6,4566532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536" calcext:value-type="float">
            <text:p>1451298664536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4.93402777777778" calcext:value-type="float">
            <text:p>4,93402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565" calcext:value-type="float">
            <text:p>1451298664565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67916666666667" calcext:value-type="float">
            <text:p>6,6791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566" calcext:value-type="float">
            <text:p>1451298664566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02038043478261" calcext:value-type="float">
            <text:p>6,0203804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566" calcext:value-type="float">
            <text:p>1451298664566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31176470588235" calcext:value-type="float">
            <text:p>5,3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566" calcext:value-type="float">
            <text:p>1451298664566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94019784172662" calcext:value-type="float">
            <text:p>6,9401978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566" calcext:value-type="float">
            <text:p>1451298664566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12844488188976" calcext:value-type="float">
            <text:p>6,12844488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566" calcext:value-type="float">
            <text:p>1451298664566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475" calcext:value-type="float">
            <text:p>6,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566" calcext:value-type="float">
            <text:p>1451298664566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8833041958042" calcext:value-type="float">
            <text:p>5,8833041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567" calcext:value-type="float">
            <text:p>1451298664567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44097222222222" calcext:value-type="float">
            <text:p>6,44097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567" calcext:value-type="float">
            <text:p>1451298664567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9832995951417" calcext:value-type="float">
            <text:p>5,9832995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568" calcext:value-type="float">
            <text:p>1451298664568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90789473684211" calcext:value-type="float">
            <text:p>6,9078947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569" calcext:value-type="float">
            <text:p>1451298664569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62236842105263" calcext:value-type="float">
            <text:p>6,622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569" calcext:value-type="float">
            <text:p>1451298664569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89409722222222" calcext:value-type="float">
            <text:p>5,894097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581" calcext:value-type="float">
            <text:p>1451298664581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20067567567568" calcext:value-type="float">
            <text:p>6,2006756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581" calcext:value-type="float">
            <text:p>1451298664581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76527777777778" calcext:value-type="float">
            <text:p>5,7652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583" calcext:value-type="float">
            <text:p>1451298664583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93868821292776" calcext:value-type="float">
            <text:p>5,9386882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584" calcext:value-type="float">
            <text:p>1451298664584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29379921259843" calcext:value-type="float">
            <text:p>6,2937992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585" calcext:value-type="float">
            <text:p>1451298664585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03409090909091" calcext:value-type="float">
            <text:p>6,0340909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585" calcext:value-type="float">
            <text:p>1451298664585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03015734265734" calcext:value-type="float">
            <text:p>6,0301573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585" calcext:value-type="float">
            <text:p>1451298664585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06423611111111" calcext:value-type="float">
            <text:p>6,064236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588" calcext:value-type="float">
            <text:p>1451298664588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18911637931035" calcext:value-type="float">
            <text:p>6,1891163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616" calcext:value-type="float">
            <text:p>1451298664616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72297297297297" calcext:value-type="float">
            <text:p>5,722972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617" calcext:value-type="float">
            <text:p>1451298664617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7.07165948275862" calcext:value-type="float">
            <text:p>7,0716594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632" calcext:value-type="float">
            <text:p>1451298664632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7.14741847826087" calcext:value-type="float">
            <text:p>7,1474184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632" calcext:value-type="float">
            <text:p>1451298664632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38783269961977" calcext:value-type="float">
            <text:p>6,3878326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632" calcext:value-type="float">
            <text:p>1451298664632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62916666666667" calcext:value-type="float">
            <text:p>5,6291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633" calcext:value-type="float">
            <text:p>1451298664633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32763157894737" calcext:value-type="float">
            <text:p>6,3276315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633" calcext:value-type="float">
            <text:p>1451298664633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8270474137931" calcext:value-type="float">
            <text:p>5,8270474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635" calcext:value-type="float">
            <text:p>1451298664635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72794117647059" calcext:value-type="float">
            <text:p>6,7279411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636" calcext:value-type="float">
            <text:p>1451298664636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18911637931035" calcext:value-type="float">
            <text:p>6,1891163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637" calcext:value-type="float">
            <text:p>1451298664637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89473684210526" calcext:value-type="float">
            <text:p>5,8947368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637" calcext:value-type="float">
            <text:p>1451298664637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81325910931174" calcext:value-type="float">
            <text:p>5,8132591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637" calcext:value-type="float">
            <text:p>1451298664637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375" calcext:value-type="float">
            <text:p>6,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638" calcext:value-type="float">
            <text:p>1451298664638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64315642458101" calcext:value-type="float">
            <text:p>6,6431564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638" calcext:value-type="float">
            <text:p>1451298664638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25511152416357" calcext:value-type="float">
            <text:p>6,2551115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638" calcext:value-type="float">
            <text:p>1451298664638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125" calcext:value-type="float">
            <text:p>6,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638" calcext:value-type="float">
            <text:p>1451298664638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2453531598513" calcext:value-type="float">
            <text:p>6,2453531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638" calcext:value-type="float">
            <text:p>1451298664638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83836206896552" calcext:value-type="float">
            <text:p>5,838362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649" calcext:value-type="float">
            <text:p>1451298664649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23194444444445" calcext:value-type="float">
            <text:p>6,2319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668" calcext:value-type="float">
            <text:p>1451298664668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50520833333333" calcext:value-type="float">
            <text:p>5,505208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688" calcext:value-type="float">
            <text:p>1451298664688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8270474137931" calcext:value-type="float">
            <text:p>5,8270474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689" calcext:value-type="float">
            <text:p>1451298664689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53875" calcext:value-type="float">
            <text:p>5,53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690" calcext:value-type="float">
            <text:p>1451298664690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52425373134328" calcext:value-type="float">
            <text:p>5,5242537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691" calcext:value-type="float">
            <text:p>1451298664691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7.62063953488372" calcext:value-type="float">
            <text:p>7,6206395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702" calcext:value-type="float">
            <text:p>1451298664702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93891402714932" calcext:value-type="float">
            <text:p>5,93891402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706" calcext:value-type="float">
            <text:p>1451298664706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55750950570342" calcext:value-type="float">
            <text:p>6,5575095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706" calcext:value-type="float">
            <text:p>1451298664706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5.735625" calcext:value-type="float">
            <text:p>5,73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706" calcext:value-type="float">
            <text:p>1451298664706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6.79736842105263" calcext:value-type="float">
            <text:p>6,79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707" calcext:value-type="float">
            <text:p>1451298664707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7.51566125290023" calcext:value-type="float">
            <text:p>7,5156612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707" calcext:value-type="float">
            <text:p>1451298664707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7.25913461538462" calcext:value-type="float">
            <text:p>7,25913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707" calcext:value-type="float">
            <text:p>1451298664707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7.91633858267717" calcext:value-type="float">
            <text:p>7,9163385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708" calcext:value-type="float">
            <text:p>1451298664708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8.26317005545287" calcext:value-type="float">
            <text:p>8,2631700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708" calcext:value-type="float">
            <text:p>1451298664708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8.46078947368421" calcext:value-type="float">
            <text:p>8,460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708" calcext:value-type="float">
            <text:p>1451298664708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7.90476190476191" calcext:value-type="float">
            <text:p>7,9047619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708" calcext:value-type="float">
            <text:p>1451298664708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8.52995049504951" calcext:value-type="float">
            <text:p>8,529950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708" calcext:value-type="float">
            <text:p>1451298664708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4.06798245614035" calcext:value-type="float">
            <text:p>4,0679824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708" calcext:value-type="float">
            <text:p>1451298664708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1.1375" calcext:value-type="float">
            <text:p>1,1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708" calcext:value-type="float">
            <text:p>1451298664708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4fc728-c8aa-4826-8457-945a68d053de</text:p>
          </table:table-cell>
          <table:table-cell office:value-type="float" office:value="1451298664709" calcext:value-type="float">
            <text:p>1451298664709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b0261-6e7c-4dda-91ba-ee0f7c00eb2f</text:p>
          </table:table-cell>
          <table:table-cell office:value-type="float" office:value="1451299966666" calcext:value-type="float">
            <text:p>1451299966666</text:p>
          </table:table-cell>
          <table:table-cell office:value-type="float" office:value="8952" calcext:value-type="float">
            <text:p>895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b0261-6e7c-4dda-91ba-ee0f7c00eb2f</text:p>
          </table:table-cell>
          <table:table-cell office:value-type="float" office:value="1451299966666" calcext:value-type="float">
            <text:p>1451299966666</text:p>
          </table:table-cell>
          <table:table-cell office:value-type="float" office:value="8952" calcext:value-type="float">
            <text:p>895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b0261-6e7c-4dda-91ba-ee0f7c00eb2f</text:p>
          </table:table-cell>
          <table:table-cell office:value-type="float" office:value="1451299966682" calcext:value-type="float">
            <text:p>1451299966682</text:p>
          </table:table-cell>
          <table:table-cell office:value-type="float" office:value="8952" calcext:value-type="float">
            <text:p>895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b0261-6e7c-4dda-91ba-ee0f7c00eb2f</text:p>
          </table:table-cell>
          <table:table-cell office:value-type="float" office:value="1451299966698" calcext:value-type="float">
            <text:p>1451299966698</text:p>
          </table:table-cell>
          <table:table-cell office:value-type="float" office:value="8952" calcext:value-type="float">
            <text:p>8952</text:p>
          </table:table-cell>
          <table:table-cell office:value-type="string" calcext:value-type="string">
            <text:p>cpu</text:p>
          </table:table-cell>
          <table:table-cell office:value-type="float" office:value="7.37094763092269" calcext:value-type="float">
            <text:p>7,3709476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b0261-6e7c-4dda-91ba-ee0f7c00eb2f</text:p>
          </table:table-cell>
          <table:table-cell office:value-type="float" office:value="1451299966698" calcext:value-type="float">
            <text:p>1451299966698</text:p>
          </table:table-cell>
          <table:table-cell office:value-type="float" office:value="8952" calcext:value-type="float">
            <text:p>8952</text:p>
          </table:table-cell>
          <table:table-cell office:value-type="string" calcext:value-type="string">
            <text:p>cpu</text:p>
          </table:table-cell>
          <table:table-cell office:value-type="float" office:value="6.91198224852071" calcext:value-type="float">
            <text:p>6,9119822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b0261-6e7c-4dda-91ba-ee0f7c00eb2f</text:p>
          </table:table-cell>
          <table:table-cell office:value-type="float" office:value="1451299966698" calcext:value-type="float">
            <text:p>1451299966698</text:p>
          </table:table-cell>
          <table:table-cell office:value-type="float" office:value="8952" calcext:value-type="float">
            <text:p>8952</text:p>
          </table:table-cell>
          <table:table-cell office:value-type="string" calcext:value-type="string">
            <text:p>cpu</text:p>
          </table:table-cell>
          <table:table-cell office:value-type="float" office:value="9.375" calcext:value-type="float">
            <text:p>9,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b0261-6e7c-4dda-91ba-ee0f7c00eb2f</text:p>
          </table:table-cell>
          <table:table-cell office:value-type="float" office:value="1451299966698" calcext:value-type="float">
            <text:p>1451299966698</text:p>
          </table:table-cell>
          <table:table-cell office:value-type="float" office:value="8952" calcext:value-type="float">
            <text:p>8952</text:p>
          </table:table-cell>
          <table:table-cell office:value-type="string" calcext:value-type="string">
            <text:p>cpu</text:p>
          </table:table-cell>
          <table:table-cell office:value-type="float" office:value="5.81328125" calcext:value-type="float">
            <text:p>5,8132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b0261-6e7c-4dda-91ba-ee0f7c00eb2f</text:p>
          </table:table-cell>
          <table:table-cell office:value-type="float" office:value="1451299966698" calcext:value-type="float">
            <text:p>1451299966698</text:p>
          </table:table-cell>
          <table:table-cell office:value-type="float" office:value="8952" calcext:value-type="float">
            <text:p>895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b0261-6e7c-4dda-91ba-ee0f7c00eb2f</text:p>
          </table:table-cell>
          <table:table-cell office:value-type="float" office:value="1451299966698" calcext:value-type="float">
            <text:p>1451299966698</text:p>
          </table:table-cell>
          <table:table-cell office:value-type="float" office:value="8952" calcext:value-type="float">
            <text:p>895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b0261-6e7c-4dda-91ba-ee0f7c00eb2f</text:p>
          </table:table-cell>
          <table:table-cell office:value-type="float" office:value="1451299966698" calcext:value-type="float">
            <text:p>1451299966698</text:p>
          </table:table-cell>
          <table:table-cell office:value-type="float" office:value="8952" calcext:value-type="float">
            <text:p>895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b0261-6e7c-4dda-91ba-ee0f7c00eb2f</text:p>
          </table:table-cell>
          <table:table-cell office:value-type="float" office:value="1451299966698" calcext:value-type="float">
            <text:p>1451299966698</text:p>
          </table:table-cell>
          <table:table-cell office:value-type="float" office:value="8952" calcext:value-type="float">
            <text:p>895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b0261-6e7c-4dda-91ba-ee0f7c00eb2f</text:p>
          </table:table-cell>
          <table:table-cell office:value-type="float" office:value="1451299966698" calcext:value-type="float">
            <text:p>1451299966698</text:p>
          </table:table-cell>
          <table:table-cell office:value-type="float" office:value="8952" calcext:value-type="float">
            <text:p>895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b0261-6e7c-4dda-91ba-ee0f7c00eb2f</text:p>
          </table:table-cell>
          <table:table-cell office:value-type="float" office:value="1451299966698" calcext:value-type="float">
            <text:p>1451299966698</text:p>
          </table:table-cell>
          <table:table-cell office:value-type="float" office:value="8952" calcext:value-type="float">
            <text:p>895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b0261-6e7c-4dda-91ba-ee0f7c00eb2f</text:p>
          </table:table-cell>
          <table:table-cell office:value-type="float" office:value="1451299966698" calcext:value-type="float">
            <text:p>1451299966698</text:p>
          </table:table-cell>
          <table:table-cell office:value-type="float" office:value="8952" calcext:value-type="float">
            <text:p>895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b0261-6e7c-4dda-91ba-ee0f7c00eb2f</text:p>
          </table:table-cell>
          <table:table-cell office:value-type="float" office:value="1451299966698" calcext:value-type="float">
            <text:p>1451299966698</text:p>
          </table:table-cell>
          <table:table-cell office:value-type="float" office:value="8952" calcext:value-type="float">
            <text:p>895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b0261-6e7c-4dda-91ba-ee0f7c00eb2f</text:p>
          </table:table-cell>
          <table:table-cell office:value-type="float" office:value="1451299966698" calcext:value-type="float">
            <text:p>1451299966698</text:p>
          </table:table-cell>
          <table:table-cell office:value-type="float" office:value="8952" calcext:value-type="float">
            <text:p>895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b0261-6e7c-4dda-91ba-ee0f7c00eb2f</text:p>
          </table:table-cell>
          <table:table-cell office:value-type="float" office:value="1451299966698" calcext:value-type="float">
            <text:p>1451299966698</text:p>
          </table:table-cell>
          <table:table-cell office:value-type="float" office:value="8952" calcext:value-type="float">
            <text:p>895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b0261-6e7c-4dda-91ba-ee0f7c00eb2f</text:p>
          </table:table-cell>
          <table:table-cell office:value-type="float" office:value="1451299966698" calcext:value-type="float">
            <text:p>1451299966698</text:p>
          </table:table-cell>
          <table:table-cell office:value-type="float" office:value="8952" calcext:value-type="float">
            <text:p>895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b0261-6e7c-4dda-91ba-ee0f7c00eb2f</text:p>
          </table:table-cell>
          <table:table-cell office:value-type="float" office:value="1451299966698" calcext:value-type="float">
            <text:p>1451299966698</text:p>
          </table:table-cell>
          <table:table-cell office:value-type="float" office:value="8952" calcext:value-type="float">
            <text:p>895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b0261-6e7c-4dda-91ba-ee0f7c00eb2f</text:p>
          </table:table-cell>
          <table:table-cell office:value-type="float" office:value="1451299966713" calcext:value-type="float">
            <text:p>1451299966713</text:p>
          </table:table-cell>
          <table:table-cell office:value-type="float" office:value="8952" calcext:value-type="float">
            <text:p>895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b0261-6e7c-4dda-91ba-ee0f7c00eb2f</text:p>
          </table:table-cell>
          <table:table-cell office:value-type="float" office:value="1451299966729" calcext:value-type="float">
            <text:p>1451299966729</text:p>
          </table:table-cell>
          <table:table-cell office:value-type="float" office:value="8952" calcext:value-type="float">
            <text:p>895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4b0261-6e7c-4dda-91ba-ee0f7c00eb2f</text:p>
          </table:table-cell>
          <table:table-cell office:value-type="float" office:value="1451299966729" calcext:value-type="float">
            <text:p>1451299966729</text:p>
          </table:table-cell>
          <table:table-cell office:value-type="float" office:value="8952" calcext:value-type="float">
            <text:p>895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9cc472-0f86-4250-a489-9d6d94cc25a9</text:p>
          </table:table-cell>
          <table:table-cell office:value-type="float" office:value="1451300138555" calcext:value-type="float">
            <text:p>1451300138555</text:p>
          </table:table-cell>
          <table:table-cell office:value-type="float" office:value="9164" calcext:value-type="float">
            <text:p>916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9cc472-0f86-4250-a489-9d6d94cc25a9</text:p>
          </table:table-cell>
          <table:table-cell office:value-type="float" office:value="1451300138567" calcext:value-type="float">
            <text:p>1451300138567</text:p>
          </table:table-cell>
          <table:table-cell office:value-type="float" office:value="9164" calcext:value-type="float">
            <text:p>9164</text:p>
          </table:table-cell>
          <table:table-cell office:value-type="string" calcext:value-type="string">
            <text:p>cpu</text:p>
          </table:table-cell>
          <table:table-cell office:value-type="float" office:value="5.81733870967742" calcext:value-type="float">
            <text:p>5,8173387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9cc472-0f86-4250-a489-9d6d94cc25a9</text:p>
          </table:table-cell>
          <table:table-cell office:value-type="float" office:value="1451300138567" calcext:value-type="float">
            <text:p>1451300138567</text:p>
          </table:table-cell>
          <table:table-cell office:value-type="float" office:value="9164" calcext:value-type="float">
            <text:p>9164</text:p>
          </table:table-cell>
          <table:table-cell office:value-type="string" calcext:value-type="string">
            <text:p>cpu</text:p>
          </table:table-cell>
          <table:table-cell office:value-type="float" office:value="8.31858846918489" calcext:value-type="float">
            <text:p>8,3185884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9cc472-0f86-4250-a489-9d6d94cc25a9</text:p>
          </table:table-cell>
          <table:table-cell office:value-type="float" office:value="1451300138586" calcext:value-type="float">
            <text:p>1451300138586</text:p>
          </table:table-cell>
          <table:table-cell office:value-type="float" office:value="9164" calcext:value-type="float">
            <text:p>9164</text:p>
          </table:table-cell>
          <table:table-cell office:value-type="string" calcext:value-type="string">
            <text:p>cpu</text:p>
          </table:table-cell>
          <table:table-cell office:value-type="float" office:value="8.260663507109" calcext:value-type="float">
            <text:p>8,2606635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9cc472-0f86-4250-a489-9d6d94cc25a9</text:p>
          </table:table-cell>
          <table:table-cell office:value-type="float" office:value="1451300138586" calcext:value-type="float">
            <text:p>1451300138586</text:p>
          </table:table-cell>
          <table:table-cell office:value-type="float" office:value="9164" calcext:value-type="float">
            <text:p>9164</text:p>
          </table:table-cell>
          <table:table-cell office:value-type="string" calcext:value-type="string">
            <text:p>cpu</text:p>
          </table:table-cell>
          <table:table-cell office:value-type="float" office:value="8.49596774193548" calcext:value-type="float">
            <text:p>8,4959677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9cc472-0f86-4250-a489-9d6d94cc25a9</text:p>
          </table:table-cell>
          <table:table-cell office:value-type="float" office:value="1451300138635" calcext:value-type="float">
            <text:p>1451300138635</text:p>
          </table:table-cell>
          <table:table-cell office:value-type="float" office:value="9164" calcext:value-type="float">
            <text:p>9164</text:p>
          </table:table-cell>
          <table:table-cell office:value-type="string" calcext:value-type="string">
            <text:p>cpu</text:p>
          </table:table-cell>
          <table:table-cell office:value-type="float" office:value="8.54788732394366" calcext:value-type="float">
            <text:p>8,5478873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9cc472-0f86-4250-a489-9d6d94cc25a9</text:p>
          </table:table-cell>
          <table:table-cell office:value-type="float" office:value="1451300138650" calcext:value-type="float">
            <text:p>1451300138650</text:p>
          </table:table-cell>
          <table:table-cell office:value-type="float" office:value="9164" calcext:value-type="float">
            <text:p>9164</text:p>
          </table:table-cell>
          <table:table-cell office:value-type="string" calcext:value-type="string">
            <text:p>cpu</text:p>
          </table:table-cell>
          <table:table-cell office:value-type="float" office:value="7.97570332480818" calcext:value-type="float">
            <text:p>7,9757033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9cc472-0f86-4250-a489-9d6d94cc25a9</text:p>
          </table:table-cell>
          <table:table-cell office:value-type="float" office:value="1451300138652" calcext:value-type="float">
            <text:p>1451300138652</text:p>
          </table:table-cell>
          <table:table-cell office:value-type="float" office:value="9164" calcext:value-type="float">
            <text:p>9164</text:p>
          </table:table-cell>
          <table:table-cell office:value-type="string" calcext:value-type="string">
            <text:p>cpu</text:p>
          </table:table-cell>
          <table:table-cell office:value-type="float" office:value="8.51539855072464" calcext:value-type="float">
            <text:p>8,5153985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9cc472-0f86-4250-a489-9d6d94cc25a9</text:p>
          </table:table-cell>
          <table:table-cell office:value-type="float" office:value="1451300138652" calcext:value-type="float">
            <text:p>1451300138652</text:p>
          </table:table-cell>
          <table:table-cell office:value-type="float" office:value="9164" calcext:value-type="float">
            <text:p>9164</text:p>
          </table:table-cell>
          <table:table-cell office:value-type="string" calcext:value-type="string">
            <text:p>cpu</text:p>
          </table:table-cell>
          <table:table-cell office:value-type="float" office:value="7.94328034682081" calcext:value-type="float">
            <text:p>7,9432803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9cc472-0f86-4250-a489-9d6d94cc25a9</text:p>
          </table:table-cell>
          <table:table-cell office:value-type="float" office:value="1451300138664" calcext:value-type="float">
            <text:p>1451300138664</text:p>
          </table:table-cell>
          <table:table-cell office:value-type="float" office:value="9164" calcext:value-type="float">
            <text:p>9164</text:p>
          </table:table-cell>
          <table:table-cell office:value-type="string" calcext:value-type="string">
            <text:p>cpu</text:p>
          </table:table-cell>
          <table:table-cell office:value-type="float" office:value="7.75090909090909" calcext:value-type="float">
            <text:p>7,75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9cc472-0f86-4250-a489-9d6d94cc25a9</text:p>
          </table:table-cell>
          <table:table-cell office:value-type="float" office:value="1451300138664" calcext:value-type="float">
            <text:p>1451300138664</text:p>
          </table:table-cell>
          <table:table-cell office:value-type="float" office:value="9164" calcext:value-type="float">
            <text:p>9164</text:p>
          </table:table-cell>
          <table:table-cell office:value-type="string" calcext:value-type="string">
            <text:p>cpu</text:p>
          </table:table-cell>
          <table:table-cell office:value-type="float" office:value="7.28476331360947" calcext:value-type="float">
            <text:p>7,284763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9cc472-0f86-4250-a489-9d6d94cc25a9</text:p>
          </table:table-cell>
          <table:table-cell office:value-type="float" office:value="1451300138674" calcext:value-type="float">
            <text:p>1451300138674</text:p>
          </table:table-cell>
          <table:table-cell office:value-type="float" office:value="9164" calcext:value-type="float">
            <text:p>9164</text:p>
          </table:table-cell>
          <table:table-cell office:value-type="string" calcext:value-type="string">
            <text:p>cpu</text:p>
          </table:table-cell>
          <table:table-cell office:value-type="float" office:value="8.26657458563536" calcext:value-type="float">
            <text:p>8,2665745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9cc472-0f86-4250-a489-9d6d94cc25a9</text:p>
          </table:table-cell>
          <table:table-cell office:value-type="float" office:value="1451300138693" calcext:value-type="float">
            <text:p>1451300138693</text:p>
          </table:table-cell>
          <table:table-cell office:value-type="float" office:value="9164" calcext:value-type="float">
            <text:p>9164</text:p>
          </table:table-cell>
          <table:table-cell office:value-type="string" calcext:value-type="string">
            <text:p>cpu</text:p>
          </table:table-cell>
          <table:table-cell office:value-type="float" office:value="7.65254237288136" calcext:value-type="float">
            <text:p>7,6525423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9cc472-0f86-4250-a489-9d6d94cc25a9</text:p>
          </table:table-cell>
          <table:table-cell office:value-type="float" office:value="1451300138693" calcext:value-type="float">
            <text:p>1451300138693</text:p>
          </table:table-cell>
          <table:table-cell office:value-type="float" office:value="9164" calcext:value-type="float">
            <text:p>9164</text:p>
          </table:table-cell>
          <table:table-cell office:value-type="string" calcext:value-type="string">
            <text:p>cpu</text:p>
          </table:table-cell>
          <table:table-cell office:value-type="float" office:value="7.35" calcext:value-type="float">
            <text:p>7,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9cc472-0f86-4250-a489-9d6d94cc25a9</text:p>
          </table:table-cell>
          <table:table-cell office:value-type="float" office:value="1451300138707" calcext:value-type="float">
            <text:p>1451300138707</text:p>
          </table:table-cell>
          <table:table-cell office:value-type="float" office:value="9164" calcext:value-type="float">
            <text:p>9164</text:p>
          </table:table-cell>
          <table:table-cell office:value-type="string" calcext:value-type="string">
            <text:p>cpu</text:p>
          </table:table-cell>
          <table:table-cell office:value-type="float" office:value="7.85904255319149" calcext:value-type="float">
            <text:p>7,8590425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9cc472-0f86-4250-a489-9d6d94cc25a9</text:p>
          </table:table-cell>
          <table:table-cell office:value-type="float" office:value="1451300138707" calcext:value-type="float">
            <text:p>1451300138707</text:p>
          </table:table-cell>
          <table:table-cell office:value-type="float" office:value="9164" calcext:value-type="float">
            <text:p>9164</text:p>
          </table:table-cell>
          <table:table-cell office:value-type="string" calcext:value-type="string">
            <text:p>cpu</text:p>
          </table:table-cell>
          <table:table-cell office:value-type="float" office:value="7.60963114754098" calcext:value-type="float">
            <text:p>7,6096311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9cc472-0f86-4250-a489-9d6d94cc25a9</text:p>
          </table:table-cell>
          <table:table-cell office:value-type="float" office:value="1451300138725" calcext:value-type="float">
            <text:p>1451300138725</text:p>
          </table:table-cell>
          <table:table-cell office:value-type="float" office:value="9164" calcext:value-type="float">
            <text:p>9164</text:p>
          </table:table-cell>
          <table:table-cell office:value-type="string" calcext:value-type="string">
            <text:p>cpu</text:p>
          </table:table-cell>
          <table:table-cell office:value-type="float" office:value="6.51617647058824" calcext:value-type="float">
            <text:p>6,5161764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9cc472-0f86-4250-a489-9d6d94cc25a9</text:p>
          </table:table-cell>
          <table:table-cell office:value-type="float" office:value="1451300138725" calcext:value-type="float">
            <text:p>1451300138725</text:p>
          </table:table-cell>
          <table:table-cell office:value-type="float" office:value="9164" calcext:value-type="float">
            <text:p>9164</text:p>
          </table:table-cell>
          <table:table-cell office:value-type="string" calcext:value-type="string">
            <text:p>cpu</text:p>
          </table:table-cell>
          <table:table-cell office:value-type="float" office:value="0.756901840490798" calcext:value-type="float">
            <text:p>0,7569018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9cc472-0f86-4250-a489-9d6d94cc25a9</text:p>
          </table:table-cell>
          <table:table-cell office:value-type="float" office:value="1451300138735" calcext:value-type="float">
            <text:p>1451300138735</text:p>
          </table:table-cell>
          <table:table-cell office:value-type="float" office:value="9164" calcext:value-type="float">
            <text:p>916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9cc472-0f86-4250-a489-9d6d94cc25a9</text:p>
          </table:table-cell>
          <table:table-cell office:value-type="float" office:value="1451300138741" calcext:value-type="float">
            <text:p>1451300138741</text:p>
          </table:table-cell>
          <table:table-cell office:value-type="float" office:value="9164" calcext:value-type="float">
            <text:p>916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9cc472-0f86-4250-a489-9d6d94cc25a9</text:p>
          </table:table-cell>
          <table:table-cell office:value-type="float" office:value="1451300138741" calcext:value-type="float">
            <text:p>1451300138741</text:p>
          </table:table-cell>
          <table:table-cell office:value-type="float" office:value="9164" calcext:value-type="float">
            <text:p>916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9cc472-0f86-4250-a489-9d6d94cc25a9</text:p>
          </table:table-cell>
          <table:table-cell office:value-type="float" office:value="1451300138742" calcext:value-type="float">
            <text:p>1451300138742</text:p>
          </table:table-cell>
          <table:table-cell office:value-type="float" office:value="9164" calcext:value-type="float">
            <text:p>916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9cc472-0f86-4250-a489-9d6d94cc25a9</text:p>
          </table:table-cell>
          <table:table-cell office:value-type="float" office:value="1451300138743" calcext:value-type="float">
            <text:p>1451300138743</text:p>
          </table:table-cell>
          <table:table-cell office:value-type="float" office:value="9164" calcext:value-type="float">
            <text:p>916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9cc472-0f86-4250-a489-9d6d94cc25a9</text:p>
          </table:table-cell>
          <table:table-cell office:value-type="float" office:value="1451300138755" calcext:value-type="float">
            <text:p>1451300138755</text:p>
          </table:table-cell>
          <table:table-cell office:value-type="float" office:value="9164" calcext:value-type="float">
            <text:p>916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9cc472-0f86-4250-a489-9d6d94cc25a9</text:p>
          </table:table-cell>
          <table:table-cell office:value-type="float" office:value="1451300138756" calcext:value-type="float">
            <text:p>1451300138756</text:p>
          </table:table-cell>
          <table:table-cell office:value-type="float" office:value="9164" calcext:value-type="float">
            <text:p>916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9cc472-0f86-4250-a489-9d6d94cc25a9</text:p>
          </table:table-cell>
          <table:table-cell office:value-type="float" office:value="1451300138768" calcext:value-type="float">
            <text:p>1451300138768</text:p>
          </table:table-cell>
          <table:table-cell office:value-type="float" office:value="9164" calcext:value-type="float">
            <text:p>916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9cc472-0f86-4250-a489-9d6d94cc25a9</text:p>
          </table:table-cell>
          <table:table-cell office:value-type="float" office:value="1451300138769" calcext:value-type="float">
            <text:p>1451300138769</text:p>
          </table:table-cell>
          <table:table-cell office:value-type="float" office:value="9164" calcext:value-type="float">
            <text:p>916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9cc472-0f86-4250-a489-9d6d94cc25a9</text:p>
          </table:table-cell>
          <table:table-cell office:value-type="float" office:value="1451300138769" calcext:value-type="float">
            <text:p>1451300138769</text:p>
          </table:table-cell>
          <table:table-cell office:value-type="float" office:value="9164" calcext:value-type="float">
            <text:p>916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9cc472-0f86-4250-a489-9d6d94cc25a9</text:p>
          </table:table-cell>
          <table:table-cell office:value-type="float" office:value="1451300138769" calcext:value-type="float">
            <text:p>1451300138769</text:p>
          </table:table-cell>
          <table:table-cell office:value-type="float" office:value="9164" calcext:value-type="float">
            <text:p>916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9cc472-0f86-4250-a489-9d6d94cc25a9</text:p>
          </table:table-cell>
          <table:table-cell office:value-type="float" office:value="1451300138770" calcext:value-type="float">
            <text:p>1451300138770</text:p>
          </table:table-cell>
          <table:table-cell office:value-type="float" office:value="9164" calcext:value-type="float">
            <text:p>916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9cc472-0f86-4250-a489-9d6d94cc25a9</text:p>
          </table:table-cell>
          <table:table-cell office:value-type="float" office:value="1451300138770" calcext:value-type="float">
            <text:p>1451300138770</text:p>
          </table:table-cell>
          <table:table-cell office:value-type="float" office:value="9164" calcext:value-type="float">
            <text:p>916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9cc472-0f86-4250-a489-9d6d94cc25a9</text:p>
          </table:table-cell>
          <table:table-cell office:value-type="float" office:value="1451300138770" calcext:value-type="float">
            <text:p>1451300138770</text:p>
          </table:table-cell>
          <table:table-cell office:value-type="float" office:value="9164" calcext:value-type="float">
            <text:p>916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9cc472-0f86-4250-a489-9d6d94cc25a9</text:p>
          </table:table-cell>
          <table:table-cell office:value-type="float" office:value="1451300138771" calcext:value-type="float">
            <text:p>1451300138771</text:p>
          </table:table-cell>
          <table:table-cell office:value-type="float" office:value="9164" calcext:value-type="float">
            <text:p>916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9cc472-0f86-4250-a489-9d6d94cc25a9</text:p>
          </table:table-cell>
          <table:table-cell office:value-type="float" office:value="1451300138771" calcext:value-type="float">
            <text:p>1451300138771</text:p>
          </table:table-cell>
          <table:table-cell office:value-type="float" office:value="9164" calcext:value-type="float">
            <text:p>916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9cc472-0f86-4250-a489-9d6d94cc25a9</text:p>
          </table:table-cell>
          <table:table-cell office:value-type="float" office:value="1451300138772" calcext:value-type="float">
            <text:p>1451300138772</text:p>
          </table:table-cell>
          <table:table-cell office:value-type="float" office:value="9164" calcext:value-type="float">
            <text:p>916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644" calcext:value-type="float">
            <text:p>145130022764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648" calcext:value-type="float">
            <text:p>1451300227648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771186440678" calcext:value-type="float">
            <text:p>6,3771186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662" calcext:value-type="float">
            <text:p>1451300227662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88970588235294" calcext:value-type="float">
            <text:p>6,889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670" calcext:value-type="float">
            <text:p>145130022767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0988372093023" calcext:value-type="float">
            <text:p>6,4098837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680" calcext:value-type="float">
            <text:p>145130022768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6527777777778" calcext:value-type="float">
            <text:p>5,7652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690" calcext:value-type="float">
            <text:p>145130022769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2685917721519" calcext:value-type="float">
            <text:p>7,2685917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700" calcext:value-type="float">
            <text:p>145130022770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8773734177215" calcext:value-type="float">
            <text:p>6,4877373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711" calcext:value-type="float">
            <text:p>145130022771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18255395683453" calcext:value-type="float">
            <text:p>7,1825539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720" calcext:value-type="float">
            <text:p>145130022772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09925373134328" calcext:value-type="float">
            <text:p>7,0992537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730" calcext:value-type="float">
            <text:p>145130022773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7270569620253" calcext:value-type="float">
            <text:p>5,9727056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740" calcext:value-type="float">
            <text:p>145130022774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4832635983264" calcext:value-type="float">
            <text:p>6,3483263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750" calcext:value-type="float">
            <text:p>14513002277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11375" calcext:value-type="float">
            <text:p>7,11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760" calcext:value-type="float">
            <text:p>145130022776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7555205047319" calcext:value-type="float">
            <text:p>6,4755520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770" calcext:value-type="float">
            <text:p>145130022777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0263157894737" calcext:value-type="float">
            <text:p>5,8026315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780" calcext:value-type="float">
            <text:p>145130022778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8947368421053" calcext:value-type="float">
            <text:p>6,1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790" calcext:value-type="float">
            <text:p>145130022779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88175675675676" calcext:value-type="float">
            <text:p>6,8817567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800" calcext:value-type="float">
            <text:p>145130022780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04184782608696" calcext:value-type="float">
            <text:p>7,0418478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810" calcext:value-type="float">
            <text:p>145130022781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03689759036145" calcext:value-type="float">
            <text:p>7,0368975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820" calcext:value-type="float">
            <text:p>145130022782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3684210526316" calcext:value-type="float">
            <text:p>6,3368421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830" calcext:value-type="float">
            <text:p>145130022783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1468531468531" calcext:value-type="float">
            <text:p>6,3146853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840" calcext:value-type="float">
            <text:p>145130022784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3409090909091" calcext:value-type="float">
            <text:p>6,0340909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850" calcext:value-type="float">
            <text:p>14513002278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2083333333333" calcext:value-type="float">
            <text:p>5,9208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860" calcext:value-type="float">
            <text:p>145130022786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870" calcext:value-type="float">
            <text:p>145130022787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0873605947955" calcext:value-type="float">
            <text:p>6,1087360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892" calcext:value-type="float">
            <text:p>1451300227892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51119402985075" calcext:value-type="float">
            <text:p>5,5111940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892" calcext:value-type="float">
            <text:p>1451300227892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2855603448276" calcext:value-type="float">
            <text:p>6,5285560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892" calcext:value-type="float">
            <text:p>1451300227892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81224696356275" calcext:value-type="float">
            <text:p>6,8122469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892" calcext:value-type="float">
            <text:p>1451300227892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8947368421053" calcext:value-type="float">
            <text:p>6,1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892" calcext:value-type="float">
            <text:p>1451300227892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3841463414634" calcext:value-type="float">
            <text:p>6,3384146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892" calcext:value-type="float">
            <text:p>1451300227892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1323529411765" calcext:value-type="float">
            <text:p>5,7132352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892" calcext:value-type="float">
            <text:p>1451300227892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7083333333333" calcext:value-type="float">
            <text:p>6,2708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892" calcext:value-type="float">
            <text:p>1451300227892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3197674418605" calcext:value-type="float">
            <text:p>6,5319767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892" calcext:value-type="float">
            <text:p>1451300227892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4.98431174089069" calcext:value-type="float">
            <text:p>4,9843117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892" calcext:value-type="float">
            <text:p>1451300227892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8888888888889" calcext:value-type="float">
            <text:p>6,6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892" calcext:value-type="float">
            <text:p>1451300227892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74525316455696" calcext:value-type="float">
            <text:p>6,7452531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892" calcext:value-type="float">
            <text:p>1451300227892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5511152416357" calcext:value-type="float">
            <text:p>6,2551115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892" calcext:value-type="float">
            <text:p>1451300227892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3987068965517" calcext:value-type="float">
            <text:p>6,5398706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07" calcext:value-type="float">
            <text:p>145130022790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7342519685039" calcext:value-type="float">
            <text:p>5,9734251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07" calcext:value-type="float">
            <text:p>145130022790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0988372093023" calcext:value-type="float">
            <text:p>6,4098837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07" calcext:value-type="float">
            <text:p>145130022790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0931558935361" calcext:value-type="float">
            <text:p>5,6093155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07" calcext:value-type="float">
            <text:p>145130022790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0170233463035" calcext:value-type="float">
            <text:p>7,0170233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07" calcext:value-type="float">
            <text:p>145130022790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7357954545455" calcext:value-type="float">
            <text:p>6,373579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07" calcext:value-type="float">
            <text:p>145130022790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2222222222222" calcext:value-type="float">
            <text:p>6,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07" calcext:value-type="float">
            <text:p>145130022790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8279352226721" calcext:value-type="float">
            <text:p>6,4827935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07" calcext:value-type="float">
            <text:p>145130022790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703488372093" calcext:value-type="float">
            <text:p>6,2703488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07" calcext:value-type="float">
            <text:p>145130022790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277027027027" calcext:value-type="float">
            <text:p>6,4277027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07" calcext:value-type="float">
            <text:p>145130022790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2083333333333" calcext:value-type="float">
            <text:p>5,9208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07" calcext:value-type="float">
            <text:p>145130022790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51136363636364" calcext:value-type="float">
            <text:p>5,511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07" calcext:value-type="float">
            <text:p>145130022790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3081395348837" calcext:value-type="float">
            <text:p>6,1308139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07" calcext:value-type="float">
            <text:p>145130022790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2205882352941" calcext:value-type="float">
            <text:p>6,0220588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07" calcext:value-type="float">
            <text:p>145130022790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4941860465116" calcext:value-type="float">
            <text:p>6,5494186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07" calcext:value-type="float">
            <text:p>145130022790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07" calcext:value-type="float">
            <text:p>145130022790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90789473684211" calcext:value-type="float">
            <text:p>6,9078947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07" calcext:value-type="float">
            <text:p>145130022790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4271255060729" calcext:value-type="float">
            <text:p>6,1427125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07" calcext:value-type="float">
            <text:p>145130022790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6527777777778" calcext:value-type="float">
            <text:p>5,7652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07" calcext:value-type="float">
            <text:p>145130022790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55625" calcext:value-type="float">
            <text:p>6,15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23" calcext:value-type="float">
            <text:p>145130022792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6046511627907" calcext:value-type="float">
            <text:p>5,8604651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23" calcext:value-type="float">
            <text:p>145130022792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6138059701493" calcext:value-type="float">
            <text:p>5,661380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23" calcext:value-type="float">
            <text:p>145130022792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59375" calcext:value-type="float">
            <text:p>6,15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23" calcext:value-type="float">
            <text:p>145130022792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33239910313901" calcext:value-type="float">
            <text:p>5,3323991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23" calcext:value-type="float">
            <text:p>145130022792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4271255060729" calcext:value-type="float">
            <text:p>6,1427125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23" calcext:value-type="float">
            <text:p>145130022792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833041958042" calcext:value-type="float">
            <text:p>5,8833041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23" calcext:value-type="float">
            <text:p>145130022792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8026315789474" calcext:value-type="float">
            <text:p>6,180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23" calcext:value-type="float">
            <text:p>145130022792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6823104693141" calcext:value-type="float">
            <text:p>6,3682310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23" calcext:value-type="float">
            <text:p>145130022792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9965277777778" calcext:value-type="float">
            <text:p>5,699652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23" calcext:value-type="float">
            <text:p>145130022792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51470588235294" calcext:value-type="float">
            <text:p>5,51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23" calcext:value-type="float">
            <text:p>145130022792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8947368421053" calcext:value-type="float">
            <text:p>6,1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23" calcext:value-type="float">
            <text:p>145130022792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29233870967742" calcext:value-type="float">
            <text:p>5,2923387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23" calcext:value-type="float">
            <text:p>145130022792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2046370967742" calcext:value-type="float">
            <text:p>5,6204637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23" calcext:value-type="float">
            <text:p>145130022792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8952702702703" calcext:value-type="float">
            <text:p>6,089527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23" calcext:value-type="float">
            <text:p>145130022792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9409722222222" calcext:value-type="float">
            <text:p>5,894097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23" calcext:value-type="float">
            <text:p>145130022792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53125" calcext:value-type="float">
            <text:p>6,45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23" calcext:value-type="float">
            <text:p>145130022792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8375984251969" calcext:value-type="float">
            <text:p>5,9837598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23" calcext:value-type="float">
            <text:p>145130022792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23" calcext:value-type="float">
            <text:p>145130022792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08139534883721" calcext:value-type="float">
            <text:p>7,0813953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23" calcext:value-type="float">
            <text:p>145130022792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8181818181818" calcext:value-type="float">
            <text:p>5,6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39" calcext:value-type="float">
            <text:p>145130022793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76052631578947" calcext:value-type="float">
            <text:p>6,7605263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39" calcext:value-type="float">
            <text:p>145130022793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6361301369863" calcext:value-type="float">
            <text:p>6,463613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39" calcext:value-type="float">
            <text:p>145130022793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875" calcext:value-type="float">
            <text:p>6,3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39" calcext:value-type="float">
            <text:p>145130022793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9897769516729" calcext:value-type="float">
            <text:p>6,0989776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54" calcext:value-type="float">
            <text:p>145130022795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4858870967742" calcext:value-type="float">
            <text:p>5,9485887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54" calcext:value-type="float">
            <text:p>145130022795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76052631578947" calcext:value-type="float">
            <text:p>6,7605263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54" calcext:value-type="float">
            <text:p>145130022795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54" calcext:value-type="float">
            <text:p>145130022795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1710526315789" calcext:value-type="float">
            <text:p>6,2171052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54" calcext:value-type="float">
            <text:p>145130022795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63636363636364" calcext:value-type="float">
            <text:p>7,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54" calcext:value-type="float">
            <text:p>145130022795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14583333333333" calcext:value-type="float">
            <text:p>7,1458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54" calcext:value-type="float">
            <text:p>145130022795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31076388888889" calcext:value-type="float">
            <text:p>5,310763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54" calcext:value-type="float">
            <text:p>145130022795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75" calcext:value-type="float">
            <text:p>6,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70" calcext:value-type="float">
            <text:p>145130022797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4616935483871" calcext:value-type="float">
            <text:p>5,4616935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71" calcext:value-type="float">
            <text:p>145130022797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9379921259843" calcext:value-type="float">
            <text:p>6,2937992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71" calcext:value-type="float">
            <text:p>145130022797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55625" calcext:value-type="float">
            <text:p>6,15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93" calcext:value-type="float">
            <text:p>145130022799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3081395348837" calcext:value-type="float">
            <text:p>6,1308139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93" calcext:value-type="float">
            <text:p>145130022799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02430555555556" calcext:value-type="float">
            <text:p>7,02430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93" calcext:value-type="float">
            <text:p>145130022799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703488372093" calcext:value-type="float">
            <text:p>6,2703488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93" calcext:value-type="float">
            <text:p>145130022799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35625" calcext:value-type="float">
            <text:p>5,73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93" calcext:value-type="float">
            <text:p>145130022799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7842205323194" calcext:value-type="float">
            <text:p>6,0784220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93" calcext:value-type="float">
            <text:p>145130022799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4014830508475" calcext:value-type="float">
            <text:p>6,4401483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93" calcext:value-type="float">
            <text:p>145130022799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7916666666667" calcext:value-type="float">
            <text:p>5,9791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93" calcext:value-type="float">
            <text:p>145130022799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625" calcext:value-type="float">
            <text:p>6,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93" calcext:value-type="float">
            <text:p>145130022799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6818181818182" calcext:value-type="float">
            <text:p>6,56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93" calcext:value-type="float">
            <text:p>145130022799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160447761194" calcext:value-type="float">
            <text:p>5,9160447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93" calcext:value-type="float">
            <text:p>145130022799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29166666666667" calcext:value-type="float">
            <text:p>7,291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93" calcext:value-type="float">
            <text:p>145130022799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287072243346" calcext:value-type="float">
            <text:p>5,9287072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93" calcext:value-type="float">
            <text:p>145130022799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6304347826087" calcext:value-type="float">
            <text:p>6,1630434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93" calcext:value-type="float">
            <text:p>145130022799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99005681818182" calcext:value-type="float">
            <text:p>6,990056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93" calcext:value-type="float">
            <text:p>145130022799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5511152416357" calcext:value-type="float">
            <text:p>6,2551115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7993" calcext:value-type="float">
            <text:p>145130022799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2763157894737" calcext:value-type="float">
            <text:p>6,3276315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08" calcext:value-type="float">
            <text:p>1451300228008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3194444444445" calcext:value-type="float">
            <text:p>6,2319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08" calcext:value-type="float">
            <text:p>1451300228008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7151162790698" calcext:value-type="float">
            <text:p>6,6715116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08" calcext:value-type="float">
            <text:p>1451300228008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0152877697842" calcext:value-type="float">
            <text:p>5,901528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08" calcext:value-type="float">
            <text:p>1451300228008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9979079497908" calcext:value-type="float">
            <text:p>6,699790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08" calcext:value-type="float">
            <text:p>1451300228008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5486348122867" calcext:value-type="float">
            <text:p>6,15486348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08" calcext:value-type="float">
            <text:p>1451300228008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6790540540541" calcext:value-type="float">
            <text:p>6,4679054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08" calcext:value-type="float">
            <text:p>1451300228008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1985559566787" calcext:value-type="float">
            <text:p>6,5198555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24" calcext:value-type="float">
            <text:p>145130022802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5915354330709" calcext:value-type="float">
            <text:p>6,4591535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24" calcext:value-type="float">
            <text:p>145130022802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3613861386139" calcext:value-type="float">
            <text:p>6,6361386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24" calcext:value-type="float">
            <text:p>145130022802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4069767441861" calcext:value-type="float">
            <text:p>6,5406976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24" calcext:value-type="float">
            <text:p>145130022802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4044117647059" calcext:value-type="float">
            <text:p>6,5404411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24" calcext:value-type="float">
            <text:p>145130022802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0931558935361" calcext:value-type="float">
            <text:p>5,6093155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39" calcext:value-type="float">
            <text:p>145130022803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3548387096774" calcext:value-type="float">
            <text:p>6,435483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39" calcext:value-type="float">
            <text:p>145130022803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23529411764706" calcext:value-type="float">
            <text:p>7,2352941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39" calcext:value-type="float">
            <text:p>145130022803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4.93402777777778" calcext:value-type="float">
            <text:p>4,93402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39" calcext:value-type="float">
            <text:p>145130022803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8888888888889" calcext:value-type="float">
            <text:p>6,6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55" calcext:value-type="float">
            <text:p>145130022805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30313765182186" calcext:value-type="float">
            <text:p>5,30313765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55" calcext:value-type="float">
            <text:p>145130022805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341875" calcext:value-type="float">
            <text:p>5,34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55" calcext:value-type="float">
            <text:p>145130022805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2450787401575" calcext:value-type="float">
            <text:p>6,624507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71" calcext:value-type="float">
            <text:p>145130022807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8194444444444" calcext:value-type="float">
            <text:p>5,8819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73" calcext:value-type="float">
            <text:p>145130022807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7151162790698" calcext:value-type="float">
            <text:p>6,6715116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74" calcext:value-type="float">
            <text:p>145130022807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32094594594595" calcext:value-type="float">
            <text:p>5,3209459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74" calcext:value-type="float">
            <text:p>145130022807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75" calcext:value-type="float">
            <text:p>145130022807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7322485207101" calcext:value-type="float">
            <text:p>6,0732248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75" calcext:value-type="float">
            <text:p>145130022807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5665322580645" calcext:value-type="float">
            <text:p>6,4566532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75" calcext:value-type="float">
            <text:p>145130022807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1417322834646" calcext:value-type="float">
            <text:p>6,6141732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76" calcext:value-type="float">
            <text:p>145130022807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0818345323741" calcext:value-type="float">
            <text:p>7,0818345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76" calcext:value-type="float">
            <text:p>145130022807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72" calcext:value-type="float">
            <text:p>6,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76" calcext:value-type="float">
            <text:p>145130022807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03757668711656" calcext:value-type="float">
            <text:p>7,0375766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77" calcext:value-type="float">
            <text:p>145130022807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30223880597015" calcext:value-type="float">
            <text:p>5,302238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77" calcext:value-type="float">
            <text:p>145130022807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81976744186047" calcext:value-type="float">
            <text:p>6,8197674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77" calcext:value-type="float">
            <text:p>145130022807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32094594594595" calcext:value-type="float">
            <text:p>5,3209459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77" calcext:value-type="float">
            <text:p>145130022807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0148698884758" calcext:value-type="float">
            <text:p>6,4014869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77" calcext:value-type="float">
            <text:p>145130022807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5472972972973" calcext:value-type="float">
            <text:p>6,6547297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77" calcext:value-type="float">
            <text:p>145130022807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5657894736842" calcext:value-type="float">
            <text:p>5,756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77" calcext:value-type="float">
            <text:p>145130022807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179435483871" calcext:value-type="float">
            <text:p>6,1179435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77" calcext:value-type="float">
            <text:p>145130022807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123417721519" calcext:value-type="float">
            <text:p>6,6123417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93" calcext:value-type="float">
            <text:p>145130022809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02323008849558" calcext:value-type="float">
            <text:p>7,0232300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93" calcext:value-type="float">
            <text:p>145130022809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53875" calcext:value-type="float">
            <text:p>5,53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93" calcext:value-type="float">
            <text:p>145130022809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3811787072243" calcext:value-type="float">
            <text:p>6,23811787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93" calcext:value-type="float">
            <text:p>145130022809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5657894736842" calcext:value-type="float">
            <text:p>5,756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93" calcext:value-type="float">
            <text:p>145130022809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59965034965035" calcext:value-type="float">
            <text:p>7,5996503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93" calcext:value-type="float">
            <text:p>145130022809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5" calcext:value-type="float">
            <text:p>5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93" calcext:value-type="float">
            <text:p>145130022809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6948818897638" calcext:value-type="float">
            <text:p>6,469488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93" calcext:value-type="float">
            <text:p>145130022809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4756944444444" calcext:value-type="float">
            <text:p>6,647569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93" calcext:value-type="float">
            <text:p>145130022809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6527777777778" calcext:value-type="float">
            <text:p>5,7652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93" calcext:value-type="float">
            <text:p>145130022809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8911637931035" calcext:value-type="float">
            <text:p>6,1891163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93" calcext:value-type="float">
            <text:p>145130022809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5657894736842" calcext:value-type="float">
            <text:p>5,756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93" calcext:value-type="float">
            <text:p>145130022809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53125" calcext:value-type="float">
            <text:p>6,45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93" calcext:value-type="float">
            <text:p>145130022809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3836206896552" calcext:value-type="float">
            <text:p>5,838362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93" calcext:value-type="float">
            <text:p>145130022809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42843866171" calcext:value-type="float">
            <text:p>5,9428438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093" calcext:value-type="float">
            <text:p>145130022809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5483870967742" calcext:value-type="float">
            <text:p>5,8548387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108" calcext:value-type="float">
            <text:p>1451300228108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9125" calcext:value-type="float">
            <text:p>6,29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108" calcext:value-type="float">
            <text:p>1451300228108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7708333333333" calcext:value-type="float">
            <text:p>6,67708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108" calcext:value-type="float">
            <text:p>1451300228108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69" calcext:value-type="float">
            <text:p>6,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108" calcext:value-type="float">
            <text:p>1451300228108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421052631579" calcext:value-type="float">
            <text:p>6,0421052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108" calcext:value-type="float">
            <text:p>1451300228108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86988847583643" calcext:value-type="float">
            <text:p>6,8698884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108" calcext:value-type="float">
            <text:p>1451300228108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6727129337539" calcext:value-type="float">
            <text:p>6,4672712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108" calcext:value-type="float">
            <text:p>1451300228108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45625" calcext:value-type="float">
            <text:p>5,94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108" calcext:value-type="float">
            <text:p>1451300228108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8026315789474" calcext:value-type="float">
            <text:p>6,180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124" calcext:value-type="float">
            <text:p>145130022812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7015086206897" calcext:value-type="float">
            <text:p>6,3701508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124" calcext:value-type="float">
            <text:p>145130022812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8947368421053" calcext:value-type="float">
            <text:p>6,1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124" calcext:value-type="float">
            <text:p>145130022812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0931558935361" calcext:value-type="float">
            <text:p>5,6093155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124" calcext:value-type="float">
            <text:p>145130022812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2561349693252" calcext:value-type="float">
            <text:p>6,4256134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140" calcext:value-type="float">
            <text:p>145130022814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11875" calcext:value-type="float">
            <text:p>5,1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172" calcext:value-type="float">
            <text:p>1451300228172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29166666666667" calcext:value-type="float">
            <text:p>7,291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193" calcext:value-type="float">
            <text:p>145130022819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1325910931174" calcext:value-type="float">
            <text:p>5,8132591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209" calcext:value-type="float">
            <text:p>145130022820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8707430340557" calcext:value-type="float">
            <text:p>6,0870743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209" calcext:value-type="float">
            <text:p>145130022820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1417004048583" calcext:value-type="float">
            <text:p>7,1417004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209" calcext:value-type="float">
            <text:p>145130022820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209" calcext:value-type="float">
            <text:p>145130022820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3081395348837" calcext:value-type="float">
            <text:p>6,1308139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209" calcext:value-type="float">
            <text:p>145130022820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5069169960474" calcext:value-type="float">
            <text:p>6,6506916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209" calcext:value-type="float">
            <text:p>145130022820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86692015209126" calcext:value-type="float">
            <text:p>6,8669201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209" calcext:value-type="float">
            <text:p>145130022820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8194444444444" calcext:value-type="float">
            <text:p>5,8819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209" calcext:value-type="float">
            <text:p>145130022820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2523219814241" calcext:value-type="float">
            <text:p>6,2252321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209" calcext:value-type="float">
            <text:p>145130022820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4.93402777777778" calcext:value-type="float">
            <text:p>4,93402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209" calcext:value-type="float">
            <text:p>145130022820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22093023255814" calcext:value-type="float">
            <text:p>7,2209302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209" calcext:value-type="float">
            <text:p>145130022820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47629310344828" calcext:value-type="float">
            <text:p>5,4762931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209" calcext:value-type="float">
            <text:p>145130022820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2905138339921" calcext:value-type="float">
            <text:p>6,3290513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209" calcext:value-type="float">
            <text:p>145130022820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98958333333333" calcext:value-type="float">
            <text:p>6,98958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209" calcext:value-type="float">
            <text:p>145130022820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7638888888889" calcext:value-type="float">
            <text:p>6,0763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209" calcext:value-type="float">
            <text:p>145130022820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209" calcext:value-type="float">
            <text:p>145130022820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0875" calcext:value-type="float">
            <text:p>5,60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209" calcext:value-type="float">
            <text:p>145130022820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78477822580645" calcext:value-type="float">
            <text:p>6,7847782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224" calcext:value-type="float">
            <text:p>145130022822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05882352941177" calcext:value-type="float">
            <text:p>7,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256" calcext:value-type="float">
            <text:p>145130022825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1542338709677" calcext:value-type="float">
            <text:p>6,6154233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256" calcext:value-type="float">
            <text:p>145130022825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5125" calcext:value-type="float">
            <text:p>6,15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256" calcext:value-type="float">
            <text:p>145130022825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50520833333333" calcext:value-type="float">
            <text:p>5,505208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256" calcext:value-type="float">
            <text:p>145130022825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97112676056338" calcext:value-type="float">
            <text:p>7,9711267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256" calcext:value-type="float">
            <text:p>145130022825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8888888888889" calcext:value-type="float">
            <text:p>6,6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256" calcext:value-type="float">
            <text:p>145130022825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24240986717268" calcext:value-type="float">
            <text:p>7,2424098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256" calcext:value-type="float">
            <text:p>145130022825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16460396039604" calcext:value-type="float">
            <text:p>7,1646039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256" calcext:value-type="float">
            <text:p>145130022825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81530343007916" calcext:value-type="float">
            <text:p>6,8153034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256" calcext:value-type="float">
            <text:p>145130022825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4309623430962" calcext:value-type="float">
            <text:p>5,8430962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256" calcext:value-type="float">
            <text:p>145130022825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625" calcext:value-type="float">
            <text:p>6,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256" calcext:value-type="float">
            <text:p>145130022825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0988372093023" calcext:value-type="float">
            <text:p>6,4098837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256" calcext:value-type="float">
            <text:p>145130022825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5511152416357" calcext:value-type="float">
            <text:p>6,2551115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256" calcext:value-type="float">
            <text:p>145130022825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5904255319149" calcext:value-type="float">
            <text:p>6,3590425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256" calcext:value-type="float">
            <text:p>145130022825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5056053811659" calcext:value-type="float">
            <text:p>6,2505605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256" calcext:value-type="float">
            <text:p>145130022825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2685917721519" calcext:value-type="float">
            <text:p>7,2685917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256" calcext:value-type="float">
            <text:p>145130022825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8911637931035" calcext:value-type="float">
            <text:p>6,1891163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256" calcext:value-type="float">
            <text:p>145130022825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8671003717472" calcext:value-type="float">
            <text:p>5,7867100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277" calcext:value-type="float">
            <text:p>145130022827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703488372093" calcext:value-type="float">
            <text:p>6,2703488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278" calcext:value-type="float">
            <text:p>1451300228278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5666666666667" calcext:value-type="float">
            <text:p>6,55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296" calcext:value-type="float">
            <text:p>145130022829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09011627906977" calcext:value-type="float">
            <text:p>7,0901162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308" calcext:value-type="float">
            <text:p>1451300228308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270474137931" calcext:value-type="float">
            <text:p>5,8270474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318" calcext:value-type="float">
            <text:p>1451300228318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3125" calcext:value-type="float">
            <text:p>6,4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328" calcext:value-type="float">
            <text:p>1451300228328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179435483871" calcext:value-type="float">
            <text:p>6,1179435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338" calcext:value-type="float">
            <text:p>1451300228338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71375464684015" calcext:value-type="float">
            <text:p>6,7137546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348" calcext:value-type="float">
            <text:p>1451300228348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4616935483871" calcext:value-type="float">
            <text:p>5,4616935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358" calcext:value-type="float">
            <text:p>1451300228358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80618892508143" calcext:value-type="float">
            <text:p>6,8061889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368" calcext:value-type="float">
            <text:p>1451300228368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5334008097166" calcext:value-type="float">
            <text:p>6,1533400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378" calcext:value-type="float">
            <text:p>1451300228378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0550699300699" calcext:value-type="float">
            <text:p>6,305506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388" calcext:value-type="float">
            <text:p>1451300228388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45625" calcext:value-type="float">
            <text:p>5,94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398" calcext:value-type="float">
            <text:p>1451300228398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45532915360502" calcext:value-type="float">
            <text:p>7,4553291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408" calcext:value-type="float">
            <text:p>1451300228408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00927947598253" calcext:value-type="float">
            <text:p>5,009279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418" calcext:value-type="float">
            <text:p>1451300228418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76973684210526" calcext:value-type="float">
            <text:p>6,7697368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428" calcext:value-type="float">
            <text:p>1451300228428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9127906976744" calcext:value-type="float">
            <text:p>5,9912790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438" calcext:value-type="float">
            <text:p>1451300228438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5147058823529" calcext:value-type="float">
            <text:p>6,551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449" calcext:value-type="float">
            <text:p>145130022844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2258064516129" calcext:value-type="float">
            <text:p>6,3225806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459" calcext:value-type="float">
            <text:p>145130022845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1840551181102" calcext:value-type="float">
            <text:p>5,8184055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469" calcext:value-type="float">
            <text:p>145130022846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2222222222222" calcext:value-type="float">
            <text:p>6,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480" calcext:value-type="float">
            <text:p>145130022848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4748201438849" calcext:value-type="float">
            <text:p>6,6474820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490" calcext:value-type="float">
            <text:p>145130022849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4044117647059" calcext:value-type="float">
            <text:p>6,5404411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500" calcext:value-type="float">
            <text:p>145130022850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510" calcext:value-type="float">
            <text:p>145130022851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81104651162791" calcext:value-type="float">
            <text:p>6,8110465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520" calcext:value-type="float">
            <text:p>145130022852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0972222222222" calcext:value-type="float">
            <text:p>5,6097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530" calcext:value-type="float">
            <text:p>145130022853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8672600619195" calcext:value-type="float">
            <text:p>6,8672600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540" calcext:value-type="float">
            <text:p>145130022854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2297297297297" calcext:value-type="float">
            <text:p>5,722972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550" calcext:value-type="float">
            <text:p>14513002285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3081395348837" calcext:value-type="float">
            <text:p>6,1308139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560" calcext:value-type="float">
            <text:p>145130022856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2985074626866" calcext:value-type="float">
            <text:p>6,5298507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570" calcext:value-type="float">
            <text:p>145130022857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5260791366906" calcext:value-type="float">
            <text:p>6,0526079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580" calcext:value-type="float">
            <text:p>145130022858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673640167364" calcext:value-type="float">
            <text:p>5,6673640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04" calcext:value-type="float">
            <text:p>14513002286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7267206477733" calcext:value-type="float">
            <text:p>5,9726720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04" calcext:value-type="float">
            <text:p>14513002286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7083333333333" calcext:value-type="float">
            <text:p>6,2708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04" calcext:value-type="float">
            <text:p>14513002286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5704334365325" calcext:value-type="float">
            <text:p>5,9570433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04" calcext:value-type="float">
            <text:p>14513002286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19" calcext:value-type="float">
            <text:p>145130022861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1518987341772" calcext:value-type="float">
            <text:p>5,7151898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19" calcext:value-type="float">
            <text:p>145130022861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5473372781065" calcext:value-type="float">
            <text:p>6,5547337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19" calcext:value-type="float">
            <text:p>145130022861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4562937062937" calcext:value-type="float">
            <text:p>5,7456293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19" calcext:value-type="float">
            <text:p>145130022861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8696043165468" calcext:value-type="float">
            <text:p>6,4869604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19" calcext:value-type="float">
            <text:p>145130022861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75" calcext:value-type="float">
            <text:p>6,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19" calcext:value-type="float">
            <text:p>145130022861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5915354330709" calcext:value-type="float">
            <text:p>6,4591535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19" calcext:value-type="float">
            <text:p>145130022861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0808189655172" calcext:value-type="float">
            <text:p>6,0080818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19" calcext:value-type="float">
            <text:p>145130022861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47629310344828" calcext:value-type="float">
            <text:p>5,4762931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19" calcext:value-type="float">
            <text:p>145130022861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5526315789474" calcext:value-type="float">
            <text:p>6,35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35" calcext:value-type="float">
            <text:p>14513002286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82986111111111" calcext:value-type="float">
            <text:p>6,82986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35" calcext:value-type="float">
            <text:p>14513002286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9409722222222" calcext:value-type="float">
            <text:p>5,894097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35" calcext:value-type="float">
            <text:p>14513002286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70959051724138" calcext:value-type="float">
            <text:p>6,7095905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35" calcext:value-type="float">
            <text:p>14513002286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0413385826772" calcext:value-type="float">
            <text:p>6,3041338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35" calcext:value-type="float">
            <text:p>14513002286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277027027027" calcext:value-type="float">
            <text:p>6,4277027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35" calcext:value-type="float">
            <text:p>14513002286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4" calcext:value-type="float">
            <text:p>5,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35" calcext:value-type="float">
            <text:p>14513002286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0808189655172" calcext:value-type="float">
            <text:p>6,0080818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35" calcext:value-type="float">
            <text:p>14513002286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02055369127517" calcext:value-type="float">
            <text:p>7,0205536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35" calcext:value-type="float">
            <text:p>14513002286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0807086614173" calcext:value-type="float">
            <text:p>5,80807086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35" calcext:value-type="float">
            <text:p>14513002286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6363636363636" calcext:value-type="float">
            <text:p>5,8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35" calcext:value-type="float">
            <text:p>14513002286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2014925373134" calcext:value-type="float">
            <text:p>5,7201492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35" calcext:value-type="float">
            <text:p>14513002286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4069767441861" calcext:value-type="float">
            <text:p>6,5406976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35" calcext:value-type="float">
            <text:p>14513002286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525" calcext:value-type="float">
            <text:p>6,3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35" calcext:value-type="float">
            <text:p>14513002286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3852848101266" calcext:value-type="float">
            <text:p>6,238528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35" calcext:value-type="float">
            <text:p>14513002286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31104651162791" calcext:value-type="float">
            <text:p>5,3110465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35" calcext:value-type="float">
            <text:p>14513002286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0148698884758" calcext:value-type="float">
            <text:p>6,4014869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35" calcext:value-type="float">
            <text:p>14513002286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3194444444445" calcext:value-type="float">
            <text:p>6,2319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35" calcext:value-type="float">
            <text:p>14513002286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72574626865672" calcext:value-type="float">
            <text:p>6,7257462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35" calcext:value-type="float">
            <text:p>14513002286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4756637168142" calcext:value-type="float">
            <text:p>6,0475663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35" calcext:value-type="float">
            <text:p>14513002286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2283393501805" calcext:value-type="float">
            <text:p>5,922833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35" calcext:value-type="float">
            <text:p>14513002286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5657894736842" calcext:value-type="float">
            <text:p>5,756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35" calcext:value-type="float">
            <text:p>14513002286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8145161290323" calcext:value-type="float">
            <text:p>6,1814516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35" calcext:value-type="float">
            <text:p>14513002286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4943820224719" calcext:value-type="float">
            <text:p>6,4494382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35" calcext:value-type="float">
            <text:p>14513002286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9640287769784" calcext:value-type="float">
            <text:p>6,4964028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35" calcext:value-type="float">
            <text:p>14513002286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50896860986547" calcext:value-type="float">
            <text:p>5,50896860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35" calcext:value-type="float">
            <text:p>14513002286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7899239543726" calcext:value-type="float">
            <text:p>5,7789923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35" calcext:value-type="float">
            <text:p>14513002286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630905511811" calcext:value-type="float">
            <text:p>5,9630905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35" calcext:value-type="float">
            <text:p>14513002286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277027027027" calcext:value-type="float">
            <text:p>6,4277027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35" calcext:value-type="float">
            <text:p>14513002286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6823104693141" calcext:value-type="float">
            <text:p>6,3682310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35" calcext:value-type="float">
            <text:p>14513002286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2236842105263" calcext:value-type="float">
            <text:p>6,622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35" calcext:value-type="float">
            <text:p>14513002286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2046370967742" calcext:value-type="float">
            <text:p>5,6204637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35" calcext:value-type="float">
            <text:p>14513002286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04605263157895" calcext:value-type="float">
            <text:p>7,0460526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35" calcext:value-type="float">
            <text:p>14513002286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2910447761194" calcext:value-type="float">
            <text:p>5,9291044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35" calcext:value-type="float">
            <text:p>14513002286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50938735177866" calcext:value-type="float">
            <text:p>5,50938735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35" calcext:value-type="float">
            <text:p>14513002286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3836705202312" calcext:value-type="float">
            <text:p>6,638367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35" calcext:value-type="float">
            <text:p>14513002286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4375" calcext:value-type="float">
            <text:p>5,6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35" calcext:value-type="float">
            <text:p>14513002286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270474137931" calcext:value-type="float">
            <text:p>5,8270474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35" calcext:value-type="float">
            <text:p>14513002286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4220647773279" calcext:value-type="float">
            <text:p>6,6422064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35" calcext:value-type="float">
            <text:p>14513002286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1840551181102" calcext:value-type="float">
            <text:p>5,8184055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35" calcext:value-type="float">
            <text:p>14513002286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04244402985075" calcext:value-type="float">
            <text:p>7,0424440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5661764705882" calcext:value-type="float">
            <text:p>5,8566176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03333333333333" calcext:value-type="float">
            <text:p>7,0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5227272727273" calcext:value-type="float">
            <text:p>5,852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703488372093" calcext:value-type="float">
            <text:p>6,2703488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2046370967742" calcext:value-type="float">
            <text:p>5,6204637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421052631579" calcext:value-type="float">
            <text:p>6,0421052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8602941176471" calcext:value-type="float">
            <text:p>6,3860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2258064516129" calcext:value-type="float">
            <text:p>6,3225806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9520123839009" calcext:value-type="float">
            <text:p>6,0952012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7842205323194" calcext:value-type="float">
            <text:p>6,0784220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1553738317757" calcext:value-type="float">
            <text:p>7,1553738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8166058394161" calcext:value-type="float">
            <text:p>6,5816605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2755905511811" calcext:value-type="float">
            <text:p>7,2755905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1325910931174" calcext:value-type="float">
            <text:p>5,8132591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83472222222222" calcext:value-type="float">
            <text:p>6,8347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12847222222222" calcext:value-type="float">
            <text:p>5,12847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83472222222222" calcext:value-type="float">
            <text:p>6,8347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525625" calcext:value-type="float">
            <text:p>5,52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0546875" calcext:value-type="float">
            <text:p>7,054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8911637931035" calcext:value-type="float">
            <text:p>6,1891163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75" calcext:value-type="float">
            <text:p>6,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0808189655172" calcext:value-type="float">
            <text:p>6,0080818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3877952755905" calcext:value-type="float">
            <text:p>6,1387795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5868055555556" calcext:value-type="float">
            <text:p>6,258680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9976340694006" calcext:value-type="float">
            <text:p>6,5997634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9897769516729" calcext:value-type="float">
            <text:p>6,0989776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5750950570342" calcext:value-type="float">
            <text:p>6,5575095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0625" calcext:value-type="float">
            <text:p>5,9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03465346534654" calcext:value-type="float">
            <text:p>7,03465346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5875" calcext:value-type="float">
            <text:p>5,95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8861301369863" calcext:value-type="float">
            <text:p>6,88613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6423611111111" calcext:value-type="float">
            <text:p>6,064236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9124087591241" calcext:value-type="float">
            <text:p>6,5912408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4.94450431034483" calcext:value-type="float">
            <text:p>4,9445043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90789473684211" calcext:value-type="float">
            <text:p>6,9078947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287072243346" calcext:value-type="float">
            <text:p>5,9287072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296511627907" calcext:value-type="float">
            <text:p>5,7296511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277027027027" calcext:value-type="float">
            <text:p>6,4277027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9473684210526" calcext:value-type="float">
            <text:p>5,8947368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9646840148699" calcext:value-type="float">
            <text:p>5,7964684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70552884615385" calcext:value-type="float">
            <text:p>6,705528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8166058394161" calcext:value-type="float">
            <text:p>6,5816605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341875" calcext:value-type="float">
            <text:p>5,34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4274193548387" calcext:value-type="float">
            <text:p>5,8427419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0109375" calcext:value-type="float">
            <text:p>7,010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4.89738805970149" calcext:value-type="float">
            <text:p>4,8973880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05526315789474" calcext:value-type="float">
            <text:p>7,05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65625" calcext:value-type="float">
            <text:p>6,36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81104651162791" calcext:value-type="float">
            <text:p>6,8110465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2763157894737" calcext:value-type="float">
            <text:p>6,3276315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73225552050473" calcext:value-type="float">
            <text:p>6,7322555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31576086956522" calcext:value-type="float">
            <text:p>7,3157608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2083333333333" calcext:value-type="float">
            <text:p>5,9208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1590909090909" calcext:value-type="float">
            <text:p>6,215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7807570977918" calcext:value-type="float">
            <text:p>6,0780757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7083333333333" calcext:value-type="float">
            <text:p>6,2708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6081081081081" calcext:value-type="float">
            <text:p>5,7608108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9379921259843" calcext:value-type="float">
            <text:p>6,2937992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45625" calcext:value-type="float">
            <text:p>5,94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884030418251" calcext:value-type="float">
            <text:p>6,0884030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0067567567568" calcext:value-type="float">
            <text:p>6,2006756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5069169960474" calcext:value-type="float">
            <text:p>6,6506916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6656626506024" calcext:value-type="float">
            <text:p>5,7665662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2763157894737" calcext:value-type="float">
            <text:p>6,3276315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3836206896552" calcext:value-type="float">
            <text:p>5,838362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4140316205534" calcext:value-type="float">
            <text:p>5,8414031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8783783783784" calcext:value-type="float">
            <text:p>5,9878378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4069767441861" calcext:value-type="float">
            <text:p>6,5406976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0298507462687" calcext:value-type="float">
            <text:p>5,9029850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31376518218624" calcext:value-type="float">
            <text:p>5,3137651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50" calcext:value-type="float">
            <text:p>145130022865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2985074626866" calcext:value-type="float">
            <text:p>6,5298507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66" calcext:value-type="float">
            <text:p>145130022866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4875" calcext:value-type="float">
            <text:p>5,74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66" calcext:value-type="float">
            <text:p>145130022866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83472222222222" calcext:value-type="float">
            <text:p>6,8347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66" calcext:value-type="float">
            <text:p>145130022866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1590909090909" calcext:value-type="float">
            <text:p>6,215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66" calcext:value-type="float">
            <text:p>145130022866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0807086614173" calcext:value-type="float">
            <text:p>5,80807086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86" calcext:value-type="float">
            <text:p>145130022868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0808189655172" calcext:value-type="float">
            <text:p>6,0080818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88" calcext:value-type="float">
            <text:p>1451300228688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5917338709677" calcext:value-type="float">
            <text:p>5,9591733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88" calcext:value-type="float">
            <text:p>1451300228688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2905138339921" calcext:value-type="float">
            <text:p>6,3290513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88" calcext:value-type="float">
            <text:p>1451300228688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1944444444444" calcext:value-type="float">
            <text:p>5,619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88" calcext:value-type="float">
            <text:p>1451300228688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459595959596" calcext:value-type="float">
            <text:p>6,345959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88" calcext:value-type="float">
            <text:p>1451300228688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7948207171315" calcext:value-type="float">
            <text:p>6,3794820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688" calcext:value-type="float">
            <text:p>1451300228688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72574626865672" calcext:value-type="float">
            <text:p>6,7257462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19" calcext:value-type="float">
            <text:p>145130022871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77952755905512" calcext:value-type="float">
            <text:p>6,7795275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19" calcext:value-type="float">
            <text:p>145130022871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98234870317003" calcext:value-type="float">
            <text:p>6,9823487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19" calcext:value-type="float">
            <text:p>145130022871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77952755905512" calcext:value-type="float">
            <text:p>6,7795275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19" calcext:value-type="float">
            <text:p>145130022871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8037634408602" calcext:value-type="float">
            <text:p>5,8803763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19" calcext:value-type="float">
            <text:p>145130022871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3890134529148" calcext:value-type="float">
            <text:p>6,4389013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35" calcext:value-type="float">
            <text:p>14513002287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35119047619048" calcext:value-type="float">
            <text:p>7,3511904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35" calcext:value-type="float">
            <text:p>14513002287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8.16419491525424" calcext:value-type="float">
            <text:p>8,1641949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35" calcext:value-type="float">
            <text:p>14513002287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8.07883522727273" calcext:value-type="float">
            <text:p>8,0788352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35" calcext:value-type="float">
            <text:p>14513002287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8.3115671641791" calcext:value-type="float">
            <text:p>8,3115671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35" calcext:value-type="float">
            <text:p>14513002287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8.41378281622912" calcext:value-type="float">
            <text:p>8,4137828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35" calcext:value-type="float">
            <text:p>14513002287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54905764966741" calcext:value-type="float">
            <text:p>7,5490576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35" calcext:value-type="float">
            <text:p>14513002287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23605476673428" calcext:value-type="float">
            <text:p>7,2360547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35" calcext:value-type="float">
            <text:p>14513002287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98044397463002" calcext:value-type="float">
            <text:p>7,9804439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61987041036717" calcext:value-type="float">
            <text:p>7,6198704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8.42667436489607" calcext:value-type="float">
            <text:p>8,4266743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30642712550607" calcext:value-type="float">
            <text:p>7,3064271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64448924731183" calcext:value-type="float">
            <text:p>7,6444892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8.13802605210421" calcext:value-type="float">
            <text:p>8,1380260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98913043478261" calcext:value-type="float">
            <text:p>7,9891304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8.13538873994638" calcext:value-type="float">
            <text:p>8,1353887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8.26541095890411" calcext:value-type="float">
            <text:p>8,2654109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6764705882353" calcext:value-type="float">
            <text:p>5,86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3445945945946" calcext:value-type="float">
            <text:p>5,34459459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884030418251" calcext:value-type="float">
            <text:p>6,0884030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2014925373134" calcext:value-type="float">
            <text:p>5,7201492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9852941176471" calcext:value-type="float">
            <text:p>6,198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9172862453532" calcext:value-type="float">
            <text:p>6,3917286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7638888888889" calcext:value-type="float">
            <text:p>6,0763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3811787072243" calcext:value-type="float">
            <text:p>6,23811787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673640167364" calcext:value-type="float">
            <text:p>5,6673640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3081395348837" calcext:value-type="float">
            <text:p>6,1308139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3409090909091" calcext:value-type="float">
            <text:p>6,0340909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1468531468531" calcext:value-type="float">
            <text:p>6,3146853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625" calcext:value-type="float">
            <text:p>6,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4315642458101" calcext:value-type="float">
            <text:p>6,6431564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45470183486239" calcext:value-type="float">
            <text:p>5,4547018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4069767441861" calcext:value-type="float">
            <text:p>6,5406976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7638888888889" calcext:value-type="float">
            <text:p>6,0763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72491638795987" calcext:value-type="float">
            <text:p>6,724916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913122406639" calcext:value-type="float">
            <text:p>7,9131224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8.29098360655738" calcext:value-type="float">
            <text:p>8,2909836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8911637931035" calcext:value-type="float">
            <text:p>6,1891163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625" calcext:value-type="float">
            <text:p>6,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7638888888889" calcext:value-type="float">
            <text:p>6,0763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3091397849462" calcext:value-type="float">
            <text:p>6,03091397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5608108108108" calcext:value-type="float">
            <text:p>6,4560810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5647590361446" calcext:value-type="float">
            <text:p>6,0564759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4360465116279" calcext:value-type="float">
            <text:p>6,0436046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179435483871" calcext:value-type="float">
            <text:p>6,1179435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81976744186047" calcext:value-type="float">
            <text:p>6,8197674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3983050847458" calcext:value-type="float">
            <text:p>6,1398305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45625" calcext:value-type="float">
            <text:p>5,94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7917921686747" calcext:value-type="float">
            <text:p>6,7917921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51119402985075" calcext:value-type="float">
            <text:p>5,5111940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76052631578947" calcext:value-type="float">
            <text:p>6,7605263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53125" calcext:value-type="float">
            <text:p>6,45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3333333333333" calcext:value-type="float">
            <text:p>6,5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832995951417" calcext:value-type="float">
            <text:p>5,9832995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4069767441861" calcext:value-type="float">
            <text:p>6,5406976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31076388888889" calcext:value-type="float">
            <text:p>5,310763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77544247787611" calcext:value-type="float">
            <text:p>6,7754424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75625" calcext:value-type="float">
            <text:p>6,57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94186046511628" calcext:value-type="float">
            <text:p>6,9418604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7083333333333" calcext:value-type="float">
            <text:p>6,2708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7319277108434" calcext:value-type="float">
            <text:p>6,6731927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3836206896552" calcext:value-type="float">
            <text:p>5,838362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99215246636771" calcext:value-type="float">
            <text:p>6,9921524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6423611111111" calcext:value-type="float">
            <text:p>6,064236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75356012658228" calcext:value-type="float">
            <text:p>6,7535601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0808189655172" calcext:value-type="float">
            <text:p>6,0080818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0955882352941" calcext:value-type="float">
            <text:p>6,2095588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1194029850746" calcext:value-type="float">
            <text:p>6,1119402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75" calcext:value-type="float">
            <text:p>6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0808189655172" calcext:value-type="float">
            <text:p>6,0080818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421052631579" calcext:value-type="float">
            <text:p>6,0421052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1840551181102" calcext:value-type="float">
            <text:p>5,8184055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8.17846820809249" calcext:value-type="float">
            <text:p>8,17846820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4069767441861" calcext:value-type="float">
            <text:p>6,5406976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83993902439024" calcext:value-type="float">
            <text:p>6,8399390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421052631579" calcext:value-type="float">
            <text:p>6,0421052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6423611111111" calcext:value-type="float">
            <text:p>6,064236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73221982758621" calcext:value-type="float">
            <text:p>6,7322198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8014705882353" calcext:value-type="float">
            <text:p>5,6801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0158132530121" calcext:value-type="float">
            <text:p>6,3015813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8729838709677" calcext:value-type="float">
            <text:p>6,2872983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1125" calcext:value-type="float">
            <text:p>6,01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1524390243902" calcext:value-type="float">
            <text:p>6,4152439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3477917981073" calcext:value-type="float">
            <text:p>6,3347791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0955882352941" calcext:value-type="float">
            <text:p>6,2095588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9473684210526" calcext:value-type="float">
            <text:p>5,8947368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0708955223881" calcext:value-type="float">
            <text:p>5,7070895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8955223880597" calcext:value-type="float">
            <text:p>6,8955223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51470588235294" calcext:value-type="float">
            <text:p>5,51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0346385542169" calcext:value-type="float">
            <text:p>5,8034638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51" calcext:value-type="float">
            <text:p>14513002287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8888888888889" calcext:value-type="float">
            <text:p>6,6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66" calcext:value-type="float">
            <text:p>145130022876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47317813765182" calcext:value-type="float">
            <text:p>5,4731781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66" calcext:value-type="float">
            <text:p>145130022876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31529850746269" calcext:value-type="float">
            <text:p>5,3152985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66" calcext:value-type="float">
            <text:p>145130022876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9379921259843" calcext:value-type="float">
            <text:p>6,2937992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66" calcext:value-type="float">
            <text:p>145130022876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53875" calcext:value-type="float">
            <text:p>5,53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66" calcext:value-type="float">
            <text:p>145130022876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6528614457831" calcext:value-type="float">
            <text:p>6,6652861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66" calcext:value-type="float">
            <text:p>145130022876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5305118110236" calcext:value-type="float">
            <text:p>5,6530511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66" calcext:value-type="float">
            <text:p>145130022876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5416666666667" calcext:value-type="float">
            <text:p>6,3541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66" calcext:value-type="float">
            <text:p>145130022876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4305993690852" calcext:value-type="float">
            <text:p>6,3430599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66" calcext:value-type="float">
            <text:p>145130022876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0830039525692" calcext:value-type="float">
            <text:p>6,3083003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66" calcext:value-type="float">
            <text:p>145130022876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4305993690852" calcext:value-type="float">
            <text:p>6,3430599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66" calcext:value-type="float">
            <text:p>145130022876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65625" calcext:value-type="float">
            <text:p>6,36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66" calcext:value-type="float">
            <text:p>145130022876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7412587412587" calcext:value-type="float">
            <text:p>5,8741258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66" calcext:value-type="float">
            <text:p>145130022876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1325910931174" calcext:value-type="float">
            <text:p>5,8132591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66" calcext:value-type="float">
            <text:p>145130022876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3333333333333" calcext:value-type="float">
            <text:p>6,5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66" calcext:value-type="float">
            <text:p>145130022876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6818181818182" calcext:value-type="float">
            <text:p>6,56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66" calcext:value-type="float">
            <text:p>145130022876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8773734177215" calcext:value-type="float">
            <text:p>6,4877373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66" calcext:value-type="float">
            <text:p>145130022876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7638888888889" calcext:value-type="float">
            <text:p>6,0763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83" calcext:value-type="float">
            <text:p>145130022878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3684210526316" calcext:value-type="float">
            <text:p>6,3368421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84" calcext:value-type="float">
            <text:p>145130022878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7638888888889" calcext:value-type="float">
            <text:p>6,0763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84" calcext:value-type="float">
            <text:p>145130022878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78879310344828" calcext:value-type="float">
            <text:p>6,7887931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84" calcext:value-type="float">
            <text:p>145130022878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2236842105263" calcext:value-type="float">
            <text:p>6,622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84" calcext:value-type="float">
            <text:p>145130022878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4220647773279" calcext:value-type="float">
            <text:p>6,6422064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84" calcext:value-type="float">
            <text:p>145130022878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2206325301205" calcext:value-type="float">
            <text:p>5,922063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84" calcext:value-type="float">
            <text:p>145130022878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17222222222222" calcext:value-type="float">
            <text:p>5,17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84" calcext:value-type="float">
            <text:p>145130022878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0148698884758" calcext:value-type="float">
            <text:p>6,4014869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85" calcext:value-type="float">
            <text:p>145130022878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0040322580645" calcext:value-type="float">
            <text:p>5,8004032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85" calcext:value-type="float">
            <text:p>145130022878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965" calcext:value-type="float">
            <text:p>6,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85" calcext:value-type="float">
            <text:p>145130022878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4832635983264" calcext:value-type="float">
            <text:p>6,3483263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86" calcext:value-type="float">
            <text:p>145130022878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2" calcext:value-type="float">
            <text:p>6,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86" calcext:value-type="float">
            <text:p>145130022878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7923387096774" calcext:value-type="float">
            <text:p>5,779233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86" calcext:value-type="float">
            <text:p>145130022878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4069767441861" calcext:value-type="float">
            <text:p>6,5406976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786" calcext:value-type="float">
            <text:p>145130022878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2727272727273" calcext:value-type="float">
            <text:p>6,2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2097902097902" calcext:value-type="float">
            <text:p>6,020979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12160326086956" calcext:value-type="float">
            <text:p>5,1216032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3081395348837" calcext:value-type="float">
            <text:p>6,1308139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48760775862069" calcext:value-type="float">
            <text:p>5,4876077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67177419354839" calcext:value-type="float">
            <text:p>7,6717741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9907120743034" calcext:value-type="float">
            <text:p>6,5990712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7311827956989" calcext:value-type="float">
            <text:p>6,4731182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4713622291022" calcext:value-type="float">
            <text:p>6,3471362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0263157894737" calcext:value-type="float">
            <text:p>5,8026315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8421052631579" calcext:value-type="float">
            <text:p>6,4842105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48760775862069" calcext:value-type="float">
            <text:p>5,4876077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3333333333333" calcext:value-type="float">
            <text:p>6,5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0148698884758" calcext:value-type="float">
            <text:p>6,4014869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0116279069768" calcext:value-type="float">
            <text:p>6,40116279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287072243346" calcext:value-type="float">
            <text:p>5,9287072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11631944444444" calcext:value-type="float">
            <text:p>5,116319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4941860465116" calcext:value-type="float">
            <text:p>6,5494186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5207399103139" calcext:value-type="float">
            <text:p>5,5207399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7125" calcext:value-type="float">
            <text:p>5,87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4838709677419" calcext:value-type="float">
            <text:p>6,0483870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225" calcext:value-type="float">
            <text:p>6,4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3987068965517" calcext:value-type="float">
            <text:p>6,5398706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1884858044164" calcext:value-type="float">
            <text:p>6,2188485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6397058823529" calcext:value-type="float">
            <text:p>6,3639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0988372093023" calcext:value-type="float">
            <text:p>6,4098837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832995951417" calcext:value-type="float">
            <text:p>5,9832995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2222222222222" calcext:value-type="float">
            <text:p>6,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1275303643725" calcext:value-type="float">
            <text:p>6,3127530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08305084745763" calcext:value-type="float">
            <text:p>7,0830508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48760775862069" calcext:value-type="float">
            <text:p>5,4876077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5762081784387" calcext:value-type="float">
            <text:p>6,5576208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5762081784387" calcext:value-type="float">
            <text:p>6,5576208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58388157894737" calcext:value-type="float">
            <text:p>5,5838815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90789473684211" calcext:value-type="float">
            <text:p>6,9078947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12847222222222" calcext:value-type="float">
            <text:p>5,12847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4054054054054" calcext:value-type="float">
            <text:p>6,6405405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76052631578947" calcext:value-type="float">
            <text:p>6,7605263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57688679245283" calcext:value-type="float">
            <text:p>5,5768867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6865671641791" calcext:value-type="float">
            <text:p>6,2686567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7083333333333" calcext:value-type="float">
            <text:p>6,2708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2236842105263" calcext:value-type="float">
            <text:p>6,622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45625" calcext:value-type="float">
            <text:p>5,94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3877952755905" calcext:value-type="float">
            <text:p>6,1387795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0808189655172" calcext:value-type="float">
            <text:p>6,0080818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3333333333333" calcext:value-type="float">
            <text:p>6,5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1325910931174" calcext:value-type="float">
            <text:p>5,8132591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8947368421053" calcext:value-type="float">
            <text:p>6,1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1417322834646" calcext:value-type="float">
            <text:p>6,6141732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8911637931035" calcext:value-type="float">
            <text:p>6,1891163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8911637931035" calcext:value-type="float">
            <text:p>6,1891163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265625" calcext:value-type="float">
            <text:p>6,226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625" calcext:value-type="float">
            <text:p>6,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2450787401575" calcext:value-type="float">
            <text:p>6,624507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44936708860759" calcext:value-type="float">
            <text:p>5,4493670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5472972972973" calcext:value-type="float">
            <text:p>6,6547297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09194915254237" calcext:value-type="float">
            <text:p>7,0919491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19462025316456" calcext:value-type="float">
            <text:p>5,1946202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2083333333333" calcext:value-type="float">
            <text:p>5,9208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9965277777778" calcext:value-type="float">
            <text:p>5,699652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3548387096774" calcext:value-type="float">
            <text:p>6,435483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4411764705882" calcext:value-type="float">
            <text:p>6,0441176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2093023255814" calcext:value-type="float">
            <text:p>5,7209302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0454545454546" calcext:value-type="float">
            <text:p>6,20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98895899053628" calcext:value-type="float">
            <text:p>6,9889589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1486486486487" calcext:value-type="float">
            <text:p>6,2148648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6368876080692" calcext:value-type="float">
            <text:p>6,2636887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2014925373134" calcext:value-type="float">
            <text:p>5,7201492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71042319749216" calcext:value-type="float">
            <text:p>7,7104231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0708955223881" calcext:value-type="float">
            <text:p>5,7070895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2450787401575" calcext:value-type="float">
            <text:p>6,624507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0808189655172" calcext:value-type="float">
            <text:p>6,0080818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87816455696203" calcext:value-type="float">
            <text:p>6,878164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49803149606299" calcext:value-type="float">
            <text:p>5,4980314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04" calcext:value-type="float">
            <text:p>14513002288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0152877697842" calcext:value-type="float">
            <text:p>5,901528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20" calcext:value-type="float">
            <text:p>145130022882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6911764705882" calcext:value-type="float">
            <text:p>6,2691176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35" calcext:value-type="float">
            <text:p>14513002288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2763157894737" calcext:value-type="float">
            <text:p>6,3276315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35" calcext:value-type="float">
            <text:p>14513002288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4321862348178" calcext:value-type="float">
            <text:p>5,6432186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35" calcext:value-type="float">
            <text:p>14513002288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8611111111111" calcext:value-type="float">
            <text:p>6,086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35" calcext:value-type="float">
            <text:p>14513002288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70399628252788" calcext:value-type="float">
            <text:p>6,7039962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35" calcext:value-type="float">
            <text:p>14513002288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01590909090909" calcext:value-type="float">
            <text:p>7,015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35" calcext:value-type="float">
            <text:p>14513002288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6370967741936" calcext:value-type="float">
            <text:p>6,46370967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9730941704036" calcext:value-type="float">
            <text:p>5,697309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4875" calcext:value-type="float">
            <text:p>5,74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4213973799127" calcext:value-type="float">
            <text:p>6,4421397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2450787401575" calcext:value-type="float">
            <text:p>6,624507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04244402985075" calcext:value-type="float">
            <text:p>7,0424440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8194444444444" calcext:value-type="float">
            <text:p>5,8819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3836206896552" calcext:value-type="float">
            <text:p>5,838362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3877952755905" calcext:value-type="float">
            <text:p>6,1387795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77967625899281" calcext:value-type="float">
            <text:p>6,779676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0784518828452" calcext:value-type="float">
            <text:p>6,0078451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3868821292776" calcext:value-type="float">
            <text:p>5,9386882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53875" calcext:value-type="float">
            <text:p>5,53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5769230769231" calcext:value-type="float">
            <text:p>6,0576923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78019187358917" calcext:value-type="float">
            <text:p>7,7801918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3623046875" calcext:value-type="float">
            <text:p>7,362304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9117647058824" calcext:value-type="float">
            <text:p>5,6911764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3005514705882" calcext:value-type="float">
            <text:p>6,6300551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5875" calcext:value-type="float">
            <text:p>5,95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2222222222222" calcext:value-type="float">
            <text:p>6,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3836206896552" calcext:value-type="float">
            <text:p>5,838362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3081395348837" calcext:value-type="float">
            <text:p>6,1308139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5875" calcext:value-type="float">
            <text:p>5,95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0483870967742" calcext:value-type="float">
            <text:p>6,6048387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34375" calcext:value-type="float">
            <text:p>6,23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7906976744186" calcext:value-type="float">
            <text:p>6,27906976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875" calcext:value-type="float">
            <text:p>5,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7638888888889" calcext:value-type="float">
            <text:p>6,0763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55625" calcext:value-type="float">
            <text:p>6,15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0807086614173" calcext:value-type="float">
            <text:p>5,80807086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2046370967742" calcext:value-type="float">
            <text:p>5,6204637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3953488372093" calcext:value-type="float">
            <text:p>6,1395348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3409090909091" calcext:value-type="float">
            <text:p>6,0340909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7777777777778" calcext:value-type="float">
            <text:p>6,3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47629310344828" calcext:value-type="float">
            <text:p>5,4762931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2" calcext:value-type="float">
            <text:p>6,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4309623430962" calcext:value-type="float">
            <text:p>5,8430962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04605263157895" calcext:value-type="float">
            <text:p>7,0460526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51992753623188" calcext:value-type="float">
            <text:p>7,5199275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76973684210526" calcext:value-type="float">
            <text:p>6,7697368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13685344827586" calcext:value-type="float">
            <text:p>5,1368534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81104651162791" calcext:value-type="float">
            <text:p>6,8110465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33823529411765" calcext:value-type="float">
            <text:p>5,3382352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11946494464945" calcext:value-type="float">
            <text:p>7,1194649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8779069767442" calcext:value-type="float">
            <text:p>6,2877906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4752851711027" calcext:value-type="float">
            <text:p>6,5475285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6081081081081" calcext:value-type="float">
            <text:p>5,7608108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3194444444445" calcext:value-type="float">
            <text:p>6,2319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45625" calcext:value-type="float">
            <text:p>5,94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875" calcext:value-type="float">
            <text:p>6,3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8194444444444" calcext:value-type="float">
            <text:p>5,8819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0921052631579" calcext:value-type="float">
            <text:p>5,6092105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50520833333333" calcext:value-type="float">
            <text:p>5,505208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8729838709677" calcext:value-type="float">
            <text:p>6,2872983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4876968503937" calcext:value-type="float">
            <text:p>5,4876968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9473684210526" calcext:value-type="float">
            <text:p>5,8947368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7899239543726" calcext:value-type="float">
            <text:p>5,7789923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3333333333333" calcext:value-type="float">
            <text:p>6,5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53125" calcext:value-type="float">
            <text:p>6,45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5511152416357" calcext:value-type="float">
            <text:p>6,2551115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7638888888889" calcext:value-type="float">
            <text:p>6,0763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75" calcext:value-type="float">
            <text:p>6,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9921328671329" calcext:value-type="float">
            <text:p>6,5992132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23529411764706" calcext:value-type="float">
            <text:p>7,2352941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65531115879828" calcext:value-type="float">
            <text:p>7,6553111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8.30346074380165" calcext:value-type="float">
            <text:p>8,3034607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91829819277108" calcext:value-type="float">
            <text:p>6,91829819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7682926829268" calcext:value-type="float">
            <text:p>5,67682926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5915354330709" calcext:value-type="float">
            <text:p>6,4591535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5657894736842" calcext:value-type="float">
            <text:p>5,756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4752851711027" calcext:value-type="float">
            <text:p>6,5475285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5305118110236" calcext:value-type="float">
            <text:p>5,6530511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0394736842105" calcext:value-type="float">
            <text:p>5,903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5868055555556" calcext:value-type="float">
            <text:p>6,258680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287072243346" calcext:value-type="float">
            <text:p>5,9287072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0708955223881" calcext:value-type="float">
            <text:p>5,7070895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4875" calcext:value-type="float">
            <text:p>5,74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0908071748879" calcext:value-type="float">
            <text:p>5,7090807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5140449438202" calcext:value-type="float">
            <text:p>5,7514044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88374125874126" calcext:value-type="float">
            <text:p>6,8837412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51470588235294" calcext:value-type="float">
            <text:p>5,51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703488372093" calcext:value-type="float">
            <text:p>6,2703488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7638888888889" calcext:value-type="float">
            <text:p>6,0763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6578947368421" calcext:value-type="float">
            <text:p>6,465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8911637931035" calcext:value-type="float">
            <text:p>6,1891163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3953488372093" calcext:value-type="float">
            <text:p>6,1395348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53875" calcext:value-type="float">
            <text:p>5,53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6727129337539" calcext:value-type="float">
            <text:p>6,4672712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4875" calcext:value-type="float">
            <text:p>5,74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7777777777778" calcext:value-type="float">
            <text:p>6,3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5868055555556" calcext:value-type="float">
            <text:p>6,258680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3805970149254" calcext:value-type="float">
            <text:p>6,1380597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0212550607287" calcext:value-type="float">
            <text:p>6,30212550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48760775862069" calcext:value-type="float">
            <text:p>5,4876077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4876968503937" calcext:value-type="float">
            <text:p>5,4876968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811320754717" calcext:value-type="float">
            <text:p>6,1811320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9408127208481" calcext:value-type="float">
            <text:p>6,0940812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3890134529148" calcext:value-type="float">
            <text:p>6,4389013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5236013986014" calcext:value-type="float">
            <text:p>6,4523601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425" calcext:value-type="float">
            <text:p>6,1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421052631579" calcext:value-type="float">
            <text:p>6,0421052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8947368421053" calcext:value-type="float">
            <text:p>6,1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47983870967742" calcext:value-type="float">
            <text:p>5,4798387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5260223048327" calcext:value-type="float">
            <text:p>5,9526022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8911637931035" calcext:value-type="float">
            <text:p>6,1891163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96525270758123" calcext:value-type="float">
            <text:p>6,9652527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8565022421525" calcext:value-type="float">
            <text:p>5,8856502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2983870967742" calcext:value-type="float">
            <text:p>5,7298387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51470588235294" calcext:value-type="float">
            <text:p>5,5147058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4220647773279" calcext:value-type="float">
            <text:p>6,6422064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31589958158996" calcext:value-type="float">
            <text:p>5,3158995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2727272727273" calcext:value-type="float">
            <text:p>6,2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6081081081081" calcext:value-type="float">
            <text:p>5,7608108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8026315789474" calcext:value-type="float">
            <text:p>6,180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4193548387097" calcext:value-type="float">
            <text:p>6,2419354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8026315789474" calcext:value-type="float">
            <text:p>6,180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93518518518519" calcext:value-type="float">
            <text:p>6,9351851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03125" calcext:value-type="float">
            <text:p>7,0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2828389830509" calcext:value-type="float">
            <text:p>5,7282838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9379921259843" calcext:value-type="float">
            <text:p>6,2937992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4220647773279" calcext:value-type="float">
            <text:p>6,6422064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1547085201794" calcext:value-type="float">
            <text:p>6,615470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51736111111111" calcext:value-type="float">
            <text:p>5,51736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9409722222222" calcext:value-type="float">
            <text:p>5,894097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1944444444444" calcext:value-type="float">
            <text:p>5,619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07303370786517" calcext:value-type="float">
            <text:p>5,0730337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72901119402985" calcext:value-type="float">
            <text:p>6,729011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12298387096774" calcext:value-type="float">
            <text:p>5,122983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06985294117647" calcext:value-type="float">
            <text:p>7,0698529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47629310344828" calcext:value-type="float">
            <text:p>5,4762931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76973684210526" calcext:value-type="float">
            <text:p>6,7697368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6423611111111" calcext:value-type="float">
            <text:p>6,064236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3953488372093" calcext:value-type="float">
            <text:p>6,1395348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47629310344828" calcext:value-type="float">
            <text:p>5,4762931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2093023255814" calcext:value-type="float">
            <text:p>5,7209302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75" calcext:value-type="float">
            <text:p>6,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8783783783784" calcext:value-type="float">
            <text:p>5,9878378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9409722222222" calcext:value-type="float">
            <text:p>5,894097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0394736842105" calcext:value-type="float">
            <text:p>5,903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7267206477733" calcext:value-type="float">
            <text:p>5,9726720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7777777777778" calcext:value-type="float">
            <text:p>6,3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2089552238806" calcext:value-type="float">
            <text:p>6,3208955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5260223048327" calcext:value-type="float">
            <text:p>5,9526022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47629310344828" calcext:value-type="float">
            <text:p>5,4762931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86013011152416" calcext:value-type="float">
            <text:p>6,8601301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5483870967742" calcext:value-type="float">
            <text:p>5,8548387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49022801302932" calcext:value-type="float">
            <text:p>7,490228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33823529411765" calcext:value-type="float">
            <text:p>5,3382352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8947368421053" calcext:value-type="float">
            <text:p>6,1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6646525679758" calcext:value-type="float">
            <text:p>6,5664652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6901140684411" calcext:value-type="float">
            <text:p>5,7690114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7777777777778" calcext:value-type="float">
            <text:p>6,3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15435222672065" calcext:value-type="float">
            <text:p>5,1543522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09990157480315" calcext:value-type="float">
            <text:p>7,0999015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2046370967742" calcext:value-type="float">
            <text:p>5,6204637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9125" calcext:value-type="float">
            <text:p>6,29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160447761194" calcext:value-type="float">
            <text:p>5,9160447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3953488372093" calcext:value-type="float">
            <text:p>6,1395348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53378378378378" calcext:value-type="float">
            <text:p>5,5337837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7182274247492" calcext:value-type="float">
            <text:p>6,1718227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9117647058824" calcext:value-type="float">
            <text:p>5,6911764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2236842105263" calcext:value-type="float">
            <text:p>6,622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884030418251" calcext:value-type="float">
            <text:p>6,0884030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6527777777778" calcext:value-type="float">
            <text:p>5,7652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2222222222222" calcext:value-type="float">
            <text:p>6,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7842205323194" calcext:value-type="float">
            <text:p>6,0784220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8375984251969" calcext:value-type="float">
            <text:p>5,9837598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0263157894737" calcext:value-type="float">
            <text:p>5,8026315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9604430379747" calcext:value-type="float">
            <text:p>6,4960443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5638075313808" calcext:value-type="float">
            <text:p>5,6563807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71125" calcext:value-type="float">
            <text:p>6,71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0067567567568" calcext:value-type="float">
            <text:p>6,2006756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2150537634409" calcext:value-type="float">
            <text:p>6,0215053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3308823529412" calcext:value-type="float">
            <text:p>6,0330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5459337349398" calcext:value-type="float">
            <text:p>6,5545933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573275862069" calcext:value-type="float">
            <text:p>5,6573275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19342105263158" calcext:value-type="float">
            <text:p>7,1934210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53125" calcext:value-type="float">
            <text:p>6,45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6527777777778" calcext:value-type="float">
            <text:p>5,7652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4911417322835" calcext:value-type="float">
            <text:p>6,14911417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16460396039604" calcext:value-type="float">
            <text:p>7,1646039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59171597633136" calcext:value-type="float">
            <text:p>5,5917159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7638888888889" calcext:value-type="float">
            <text:p>6,0763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7638888888889" calcext:value-type="float">
            <text:p>6,0763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9604430379747" calcext:value-type="float">
            <text:p>6,4960443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0987903225807" calcext:value-type="float">
            <text:p>5,6098790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2236842105263" calcext:value-type="float">
            <text:p>6,622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8375984251969" calcext:value-type="float">
            <text:p>5,9837598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6162790697674" calcext:value-type="float">
            <text:p>6,2616279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5236013986014" calcext:value-type="float">
            <text:p>6,4523601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75356012658228" calcext:value-type="float">
            <text:p>6,7535601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99027777777778" calcext:value-type="float">
            <text:p>6,9902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6578947368421" calcext:value-type="float">
            <text:p>6,465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17131024096386" calcext:value-type="float">
            <text:p>7,171310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9819884726225" calcext:value-type="float">
            <text:p>6,4981988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15115062761506" calcext:value-type="float">
            <text:p>5,1511506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4220647773279" calcext:value-type="float">
            <text:p>6,6422064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5661764705882" calcext:value-type="float">
            <text:p>5,8566176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81104651162791" calcext:value-type="float">
            <text:p>6,8110465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4.95581896551724" calcext:value-type="float">
            <text:p>4,9558189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3194444444445" calcext:value-type="float">
            <text:p>6,2319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32875" calcext:value-type="float">
            <text:p>5,32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70722433460076" calcext:value-type="float">
            <text:p>6,7072243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3308823529412" calcext:value-type="float">
            <text:p>6,0330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2983870967742" calcext:value-type="float">
            <text:p>5,7298387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5915354330709" calcext:value-type="float">
            <text:p>6,4591535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4271255060729" calcext:value-type="float">
            <text:p>6,1427125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0807086614173" calcext:value-type="float">
            <text:p>5,80807086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34417040358744" calcext:value-type="float">
            <text:p>5,3441704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28917910447761" calcext:value-type="float">
            <text:p>5,2891791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4941860465116" calcext:value-type="float">
            <text:p>6,5494186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875" calcext:value-type="float">
            <text:p>5,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" calcext:value-type="float">
            <text:p>6,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8194444444444" calcext:value-type="float">
            <text:p>5,8819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7638888888889" calcext:value-type="float">
            <text:p>6,0763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4321862348178" calcext:value-type="float">
            <text:p>5,6432186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7638888888889" calcext:value-type="float">
            <text:p>6,0763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53875" calcext:value-type="float">
            <text:p>5,53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5539772727273" calcext:value-type="float">
            <text:p>6,055397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7871621621622" calcext:value-type="float">
            <text:p>6,2787162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6370967741936" calcext:value-type="float">
            <text:p>6,46370967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5207399103139" calcext:value-type="float">
            <text:p>5,5207399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287072243346" calcext:value-type="float">
            <text:p>5,9287072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5661764705882" calcext:value-type="float">
            <text:p>5,8566176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84201388888889" calcext:value-type="float">
            <text:p>6,842013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1929657794677" calcext:value-type="float">
            <text:p>5,6192965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2763157894737" calcext:value-type="float">
            <text:p>6,3276315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9117647058824" calcext:value-type="float">
            <text:p>5,6911764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1317204301075" calcext:value-type="float">
            <text:p>6,313172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8565022421525" calcext:value-type="float">
            <text:p>5,8856502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4069767441861" calcext:value-type="float">
            <text:p>6,5406976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4.94618055555556" calcext:value-type="float">
            <text:p>4,946180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05526315789474" calcext:value-type="float">
            <text:p>7,05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9066198224852" calcext:value-type="float">
            <text:p>6,4906619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43918918918919" calcext:value-type="float">
            <text:p>7,4391891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8194444444444" calcext:value-type="float">
            <text:p>5,8819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2297297297297" calcext:value-type="float">
            <text:p>5,722972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2965299684543" calcext:value-type="float">
            <text:p>5,8296529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3987068965517" calcext:value-type="float">
            <text:p>6,5398706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01743027888446" calcext:value-type="float">
            <text:p>7,0174302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34417040358744" calcext:value-type="float">
            <text:p>5,3441704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3588129496403" calcext:value-type="float">
            <text:p>6,335881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321129707113" calcext:value-type="float">
            <text:p>5,83211297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94318181818182" calcext:value-type="float">
            <text:p>6,943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0808189655172" calcext:value-type="float">
            <text:p>6,0080818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01133419689119" calcext:value-type="float">
            <text:p>7,0113341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6313291139241" calcext:value-type="float">
            <text:p>6,3631329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0972222222222" calcext:value-type="float">
            <text:p>5,6097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8359375" calcext:value-type="float">
            <text:p>6,835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5368942731278" calcext:value-type="float">
            <text:p>6,0536894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6907894736842" calcext:value-type="float">
            <text:p>6,3690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36440149625935" calcext:value-type="float">
            <text:p>7,3644014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5197628458498" calcext:value-type="float">
            <text:p>5,5197628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78388554216868" calcext:value-type="float">
            <text:p>6,7838855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3157894736842" calcext:value-type="float">
            <text:p>6,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3333333333333" calcext:value-type="float">
            <text:p>6,5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3259109311741" calcext:value-type="float">
            <text:p>5,6325910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5926165803109" calcext:value-type="float">
            <text:p>6,059261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05526315789474" calcext:value-type="float">
            <text:p>7,05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12553879310345" calcext:value-type="float">
            <text:p>5,1255387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79548816568047" calcext:value-type="float">
            <text:p>6,79548816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7842205323194" calcext:value-type="float">
            <text:p>6,0784220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7807570977918" calcext:value-type="float">
            <text:p>6,0780757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78986220472441" calcext:value-type="float">
            <text:p>6,7898622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9772727272727" calcext:value-type="float">
            <text:p>6,497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6313291139241" calcext:value-type="float">
            <text:p>6,3631329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2014925373134" calcext:value-type="float">
            <text:p>5,7201492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9003496503497" calcext:value-type="float">
            <text:p>6,590034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84201388888889" calcext:value-type="float">
            <text:p>6,842013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09990157480315" calcext:value-type="float">
            <text:p>7,0999015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30657327586207" calcext:value-type="float">
            <text:p>5,3065732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34078947368421" calcext:value-type="float">
            <text:p>7,340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4271255060729" calcext:value-type="float">
            <text:p>6,1427125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0958480565371" calcext:value-type="float">
            <text:p>7,0958480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4.89738805970149" calcext:value-type="float">
            <text:p>4,8973880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9424460431655" calcext:value-type="float">
            <text:p>6,1942446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1924778761062" calcext:value-type="float">
            <text:p>6,4192477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0931558935361" calcext:value-type="float">
            <text:p>5,6093155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01626394052045" calcext:value-type="float">
            <text:p>7,0162639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0807086614173" calcext:value-type="float">
            <text:p>5,80807086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8145161290323" calcext:value-type="float">
            <text:p>6,1814516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33239910313901" calcext:value-type="float">
            <text:p>5,3323991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37815457413249" calcext:value-type="float">
            <text:p>7,3781545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4375" calcext:value-type="float">
            <text:p>6,3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8947368421053" calcext:value-type="float">
            <text:p>6,1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34926470588235" calcext:value-type="float">
            <text:p>5,3492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1317204301075" calcext:value-type="float">
            <text:p>6,313172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1842105263158" calcext:value-type="float">
            <text:p>5,6184210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4427083333333" calcext:value-type="float">
            <text:p>6,5442708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8037634408602" calcext:value-type="float">
            <text:p>5,8803763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50896860986547" calcext:value-type="float">
            <text:p>5,50896860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71720532319392" calcext:value-type="float">
            <text:p>6,7172053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53875" calcext:value-type="float">
            <text:p>5,53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10634328358209" calcext:value-type="float">
            <text:p>5,1063432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76052631578947" calcext:value-type="float">
            <text:p>6,7605263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9646840148699" calcext:value-type="float">
            <text:p>5,7964684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1542338709677" calcext:value-type="float">
            <text:p>6,6154233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2205882352941" calcext:value-type="float">
            <text:p>6,0220588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287072243346" calcext:value-type="float">
            <text:p>5,9287072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2236842105263" calcext:value-type="float">
            <text:p>6,622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3987068965517" calcext:value-type="float">
            <text:p>6,5398706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49813432835821" calcext:value-type="float">
            <text:p>5,4981343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4140316205534" calcext:value-type="float">
            <text:p>5,8414031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00403225806452" calcext:value-type="float">
            <text:p>7,0040322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1590909090909" calcext:value-type="float">
            <text:p>6,215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5305118110236" calcext:value-type="float">
            <text:p>5,6530511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7777777777778" calcext:value-type="float">
            <text:p>6,3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3987068965517" calcext:value-type="float">
            <text:p>6,5398706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34608208955224" calcext:value-type="float">
            <text:p>7,3460820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5483870967742" calcext:value-type="float">
            <text:p>5,8548387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72397476340694" calcext:value-type="float">
            <text:p>6,72397476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16263940520446" calcext:value-type="float">
            <text:p>7,1626394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3104838709677" calcext:value-type="float">
            <text:p>5,6310483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425" calcext:value-type="float">
            <text:p>6,1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3055555555556" calcext:value-type="float">
            <text:p>5,930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4220647773279" calcext:value-type="float">
            <text:p>6,6422064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11023622047244" calcext:value-type="float">
            <text:p>7,1102362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31076388888889" calcext:value-type="float">
            <text:p>5,310763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3194444444445" calcext:value-type="float">
            <text:p>6,2319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51" calcext:value-type="float">
            <text:p>14513002288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1325910931174" calcext:value-type="float">
            <text:p>5,8132591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67" calcext:value-type="float">
            <text:p>145130022886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6805555555556" calcext:value-type="float">
            <text:p>6,3680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86" calcext:value-type="float">
            <text:p>145130022888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5334008097166" calcext:value-type="float">
            <text:p>6,1533400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87" calcext:value-type="float">
            <text:p>145130022888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4069767441861" calcext:value-type="float">
            <text:p>6,5406976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87" calcext:value-type="float">
            <text:p>145130022888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3308823529412" calcext:value-type="float">
            <text:p>6,0330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87" calcext:value-type="float">
            <text:p>145130022888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4756944444444" calcext:value-type="float">
            <text:p>6,647569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87" calcext:value-type="float">
            <text:p>145130022888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8194444444444" calcext:value-type="float">
            <text:p>5,8819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87" calcext:value-type="float">
            <text:p>145130022888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81104651162791" calcext:value-type="float">
            <text:p>6,8110465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87" calcext:value-type="float">
            <text:p>145130022888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88" calcext:value-type="float">
            <text:p>1451300228888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4756944444444" calcext:value-type="float">
            <text:p>6,647569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88" calcext:value-type="float">
            <text:p>1451300228888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5657894736842" calcext:value-type="float">
            <text:p>5,756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88" calcext:value-type="float">
            <text:p>1451300228888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49813432835821" calcext:value-type="float">
            <text:p>5,4981343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89" calcext:value-type="float">
            <text:p>145130022888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0988372093023" calcext:value-type="float">
            <text:p>6,4098837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89" calcext:value-type="float">
            <text:p>145130022888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65625" calcext:value-type="float">
            <text:p>6,36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889" calcext:value-type="float">
            <text:p>145130022888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9268292682927" calcext:value-type="float">
            <text:p>5,9926829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04" calcext:value-type="float">
            <text:p>14513002289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0988372093023" calcext:value-type="float">
            <text:p>6,4098837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04" calcext:value-type="float">
            <text:p>14513002289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4.99049429657795" calcext:value-type="float">
            <text:p>4,9904942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04" calcext:value-type="float">
            <text:p>14513002289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9852941176471" calcext:value-type="float">
            <text:p>6,198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04" calcext:value-type="float">
            <text:p>14513002289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4069767441861" calcext:value-type="float">
            <text:p>6,5406976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04" calcext:value-type="float">
            <text:p>14513002289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25" calcext:value-type="float">
            <text:p>6,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04" calcext:value-type="float">
            <text:p>14513002289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3022151898734" calcext:value-type="float">
            <text:p>6,230221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04" calcext:value-type="float">
            <text:p>14513002289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7638888888889" calcext:value-type="float">
            <text:p>6,0763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04" calcext:value-type="float">
            <text:p>14513002289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04" calcext:value-type="float">
            <text:p>14513002289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4321862348178" calcext:value-type="float">
            <text:p>5,6432186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04" calcext:value-type="float">
            <text:p>14513002289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833041958042" calcext:value-type="float">
            <text:p>5,8833041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04" calcext:value-type="float">
            <text:p>14513002289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45625" calcext:value-type="float">
            <text:p>5,94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04" calcext:value-type="float">
            <text:p>14513002289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2205882352941" calcext:value-type="float">
            <text:p>6,0220588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04" calcext:value-type="float">
            <text:p>14513002289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9409722222222" calcext:value-type="float">
            <text:p>5,894097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04" calcext:value-type="float">
            <text:p>145130022890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703488372093" calcext:value-type="float">
            <text:p>6,2703488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20" calcext:value-type="float">
            <text:p>145130022892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5472972972973" calcext:value-type="float">
            <text:p>6,6547297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20" calcext:value-type="float">
            <text:p>145130022892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179435483871" calcext:value-type="float">
            <text:p>6,1179435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20" calcext:value-type="float">
            <text:p>145130022892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53125" calcext:value-type="float">
            <text:p>6,45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20" calcext:value-type="float">
            <text:p>145130022892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4595808383234" calcext:value-type="float">
            <text:p>6,1459580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20" calcext:value-type="float">
            <text:p>145130022892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9268292682927" calcext:value-type="float">
            <text:p>5,9926829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20" calcext:value-type="float">
            <text:p>145130022892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0212550607287" calcext:value-type="float">
            <text:p>6,30212550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20" calcext:value-type="float">
            <text:p>145130022892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9965277777778" calcext:value-type="float">
            <text:p>5,699652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20" calcext:value-type="float">
            <text:p>145130022892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7638888888889" calcext:value-type="float">
            <text:p>6,0763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20" calcext:value-type="float">
            <text:p>145130022892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55625" calcext:value-type="float">
            <text:p>6,15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20" calcext:value-type="float">
            <text:p>145130022892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5483870967742" calcext:value-type="float">
            <text:p>5,8548387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20" calcext:value-type="float">
            <text:p>145130022892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2450787401575" calcext:value-type="float">
            <text:p>6,624507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20" calcext:value-type="float">
            <text:p>145130022892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6363636363636" calcext:value-type="float">
            <text:p>5,8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20" calcext:value-type="float">
            <text:p>145130022892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3081395348837" calcext:value-type="float">
            <text:p>6,1308139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20" calcext:value-type="float">
            <text:p>145130022892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270474137931" calcext:value-type="float">
            <text:p>5,8270474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20" calcext:value-type="float">
            <text:p>145130022892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6313291139241" calcext:value-type="float">
            <text:p>6,3631329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20" calcext:value-type="float">
            <text:p>145130022892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7777777777778" calcext:value-type="float">
            <text:p>6,3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20" calcext:value-type="float">
            <text:p>145130022892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846837944664" calcext:value-type="float">
            <text:p>6,4846837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20" calcext:value-type="float">
            <text:p>145130022892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45960076045627" calcext:value-type="float">
            <text:p>5,4596007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36" calcext:value-type="float">
            <text:p>145130022893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4832635983264" calcext:value-type="float">
            <text:p>6,3483263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36" calcext:value-type="float">
            <text:p>145130022893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8773734177215" calcext:value-type="float">
            <text:p>6,4877373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36" calcext:value-type="float">
            <text:p>145130022893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6891891891892" calcext:value-type="float">
            <text:p>6,6689189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36" calcext:value-type="float">
            <text:p>145130022893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431654676259" calcext:value-type="float">
            <text:p>6,04316546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36" calcext:value-type="float">
            <text:p>145130022893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5305118110236" calcext:value-type="float">
            <text:p>5,6530511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36" calcext:value-type="float">
            <text:p>145130022893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4590163934426" calcext:value-type="float">
            <text:p>5,64590163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36" calcext:value-type="float">
            <text:p>145130022893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3836206896552" calcext:value-type="float">
            <text:p>5,838362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36" calcext:value-type="float">
            <text:p>145130022893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2361111111111" calcext:value-type="float">
            <text:p>6,5236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36" calcext:value-type="float">
            <text:p>145130022893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3811787072243" calcext:value-type="float">
            <text:p>6,23811787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36" calcext:value-type="float">
            <text:p>145130022893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2450787401575" calcext:value-type="float">
            <text:p>6,624507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36" calcext:value-type="float">
            <text:p>145130022893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4875" calcext:value-type="float">
            <text:p>5,74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7151162790698" calcext:value-type="float">
            <text:p>6,6715116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0043103448276" calcext:value-type="float">
            <text:p>6,2004310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675" calcext:value-type="float">
            <text:p>7,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3836206896552" calcext:value-type="float">
            <text:p>5,838362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2763157894737" calcext:value-type="float">
            <text:p>6,3276315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2083333333333" calcext:value-type="float">
            <text:p>5,9208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75" calcext:value-type="float">
            <text:p>6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2910447761194" calcext:value-type="float">
            <text:p>5,9291044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4271653543307" calcext:value-type="float">
            <text:p>5,6427165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884030418251" calcext:value-type="float">
            <text:p>6,0884030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4033457249071" calcext:value-type="float">
            <text:p>5,6403345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2910447761194" calcext:value-type="float">
            <text:p>5,9291044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75" calcext:value-type="float">
            <text:p>6,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6527777777778" calcext:value-type="float">
            <text:p>5,7652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8783269961977" calcext:value-type="float">
            <text:p>6,3878326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7638888888889" calcext:value-type="float">
            <text:p>6,0763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7972972972973" calcext:value-type="float">
            <text:p>6,4797297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7780172413793" calcext:value-type="float">
            <text:p>6,1778017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421052631579" calcext:value-type="float">
            <text:p>6,0421052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25" calcext:value-type="float">
            <text:p>6,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6578947368421" calcext:value-type="float">
            <text:p>5,7657894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3987068965517" calcext:value-type="float">
            <text:p>6,5398706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9646840148699" calcext:value-type="float">
            <text:p>5,7964684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1194029850746" calcext:value-type="float">
            <text:p>6,1119402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8696043165468" calcext:value-type="float">
            <text:p>6,4869604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75" calcext:value-type="float">
            <text:p>5,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8911637931035" calcext:value-type="float">
            <text:p>6,1891163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1216216216216" calcext:value-type="float">
            <text:p>5,91216216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4321862348178" calcext:value-type="float">
            <text:p>5,6432186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3382352941177" calcext:value-type="float">
            <text:p>6,433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6" calcext:value-type="float">
            <text:p>6,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1679104477612" calcext:value-type="float">
            <text:p>6,5167910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6046511627907" calcext:value-type="float">
            <text:p>5,8604651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1590909090909" calcext:value-type="float">
            <text:p>6,215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3194444444445" calcext:value-type="float">
            <text:p>6,2319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53019662921348" calcext:value-type="float">
            <text:p>5,5301966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0402719665272" calcext:value-type="float">
            <text:p>7,0402719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179435483871" calcext:value-type="float">
            <text:p>6,1179435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8759328358209" calcext:value-type="float">
            <text:p>6,8759328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3492647058823" calcext:value-type="float">
            <text:p>6,0349264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884030418251" calcext:value-type="float">
            <text:p>6,0884030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25" calcext:value-type="float">
            <text:p>6,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83686440677966" calcext:value-type="float">
            <text:p>6,8368644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8194444444444" calcext:value-type="float">
            <text:p>5,8819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4069767441861" calcext:value-type="float">
            <text:p>6,5406976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3987068965517" calcext:value-type="float">
            <text:p>6,5398706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51" calcext:value-type="float">
            <text:p>145130022895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94488188976378" calcext:value-type="float">
            <text:p>6,9448818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67" calcext:value-type="float">
            <text:p>145130022896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84201388888889" calcext:value-type="float">
            <text:p>6,842013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67" calcext:value-type="float">
            <text:p>145130022896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7777777777778" calcext:value-type="float">
            <text:p>6,3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67" calcext:value-type="float">
            <text:p>145130022896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4271255060729" calcext:value-type="float">
            <text:p>6,1427125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67" calcext:value-type="float">
            <text:p>145130022896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74736842105263" calcext:value-type="float">
            <text:p>5,7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67" calcext:value-type="float">
            <text:p>145130022896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80325443786982" calcext:value-type="float">
            <text:p>6,8032544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67" calcext:value-type="float">
            <text:p>145130022896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12622950819672" calcext:value-type="float">
            <text:p>7,1262295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67" calcext:value-type="float">
            <text:p>145130022896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55750950570342" calcext:value-type="float">
            <text:p>6,5575095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67" calcext:value-type="float">
            <text:p>145130022896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5661764705882" calcext:value-type="float">
            <text:p>5,8566176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67" calcext:value-type="float">
            <text:p>145130022896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9409722222222" calcext:value-type="float">
            <text:p>5,894097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67" calcext:value-type="float">
            <text:p>145130022896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67" calcext:value-type="float">
            <text:p>145130022896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1944444444444" calcext:value-type="float">
            <text:p>5,619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67" calcext:value-type="float">
            <text:p>145130022896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76973684210526" calcext:value-type="float">
            <text:p>6,7697368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67" calcext:value-type="float">
            <text:p>145130022896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6423611111111" calcext:value-type="float">
            <text:p>6,064236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67" calcext:value-type="float">
            <text:p>145130022896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7216599190283" calcext:value-type="float">
            <text:p>6,4721659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67" calcext:value-type="float">
            <text:p>145130022896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6693548387097" calcext:value-type="float">
            <text:p>5,8669354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67" calcext:value-type="float">
            <text:p>145130022896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69117647058824" calcext:value-type="float">
            <text:p>5,6911764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67" calcext:value-type="float">
            <text:p>145130022896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4220647773279" calcext:value-type="float">
            <text:p>6,6422064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67" calcext:value-type="float">
            <text:p>145130022896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31589958158996" calcext:value-type="float">
            <text:p>5,3158995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67" calcext:value-type="float">
            <text:p>145130022896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48279352226721" calcext:value-type="float">
            <text:p>6,4827935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67" calcext:value-type="float">
            <text:p>145130022896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7780172413793" calcext:value-type="float">
            <text:p>6,1778017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67" calcext:value-type="float">
            <text:p>145130022896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3308823529412" calcext:value-type="float">
            <text:p>6,0330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67" calcext:value-type="float">
            <text:p>145130022896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54797297297297" calcext:value-type="float">
            <text:p>5,547972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67" calcext:value-type="float">
            <text:p>145130022896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45960076045627" calcext:value-type="float">
            <text:p>5,4596007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67" calcext:value-type="float">
            <text:p>145130022896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03308823529412" calcext:value-type="float">
            <text:p>6,0330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67" calcext:value-type="float">
            <text:p>145130022896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60483870967742" calcext:value-type="float">
            <text:p>6,6048387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67" calcext:value-type="float">
            <text:p>145130022896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54797297297297" calcext:value-type="float">
            <text:p>5,547972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67" calcext:value-type="float">
            <text:p>145130022896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86013011152416" calcext:value-type="float">
            <text:p>6,8601301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67" calcext:value-type="float">
            <text:p>145130022896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81224696356275" calcext:value-type="float">
            <text:p>6,8122469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67" calcext:value-type="float">
            <text:p>145130022896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81104651162791" calcext:value-type="float">
            <text:p>6,8110465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67" calcext:value-type="float">
            <text:p>145130022896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8783783783784" calcext:value-type="float">
            <text:p>5,9878378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67" calcext:value-type="float">
            <text:p>145130022896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3513931888545" calcext:value-type="float">
            <text:p>5,8351393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67" calcext:value-type="float">
            <text:p>145130022896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5635179153095" calcext:value-type="float">
            <text:p>6,1563517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67" calcext:value-type="float">
            <text:p>145130022896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87096774193548" calcext:value-type="float">
            <text:p>5,8709677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67" calcext:value-type="float">
            <text:p>145130022896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30413385826772" calcext:value-type="float">
            <text:p>6,3041338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67" calcext:value-type="float">
            <text:p>145130022896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17548076923077" calcext:value-type="float">
            <text:p>6,17548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84" calcext:value-type="float">
            <text:p>145130022898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0639534883721" calcext:value-type="float">
            <text:p>6,2063953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84" calcext:value-type="float">
            <text:p>145130022898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5.9160447761194" calcext:value-type="float">
            <text:p>5,9160447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84" calcext:value-type="float">
            <text:p>145130022898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6.29125" calcext:value-type="float">
            <text:p>6,29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84" calcext:value-type="float">
            <text:p>145130022898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86870503597122" calcext:value-type="float">
            <text:p>7,868705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84" calcext:value-type="float">
            <text:p>145130022898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62367021276596" calcext:value-type="float">
            <text:p>7,6236702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84" calcext:value-type="float">
            <text:p>145130022898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7.20681818181818" calcext:value-type="float">
            <text:p>7,206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84" calcext:value-type="float">
            <text:p>145130022898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4.14220183486239" calcext:value-type="float">
            <text:p>4,1422018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85" calcext:value-type="float">
            <text:p>145130022898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0.801136363636364" calcext:value-type="float">
            <text:p>0,8011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85" calcext:value-type="float">
            <text:p>145130022898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0.801136363636364" calcext:value-type="float">
            <text:p>0,8011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85" calcext:value-type="float">
            <text:p>145130022898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85" calcext:value-type="float">
            <text:p>145130022898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85" calcext:value-type="float">
            <text:p>145130022898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85" calcext:value-type="float">
            <text:p>145130022898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85" calcext:value-type="float">
            <text:p>145130022898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85" calcext:value-type="float">
            <text:p>145130022898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85" calcext:value-type="float">
            <text:p>145130022898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85" calcext:value-type="float">
            <text:p>145130022898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85" calcext:value-type="float">
            <text:p>145130022898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85" calcext:value-type="float">
            <text:p>145130022898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85" calcext:value-type="float">
            <text:p>145130022898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86" calcext:value-type="float">
            <text:p>145130022898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86" calcext:value-type="float">
            <text:p>145130022898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86" calcext:value-type="float">
            <text:p>145130022898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86" calcext:value-type="float">
            <text:p>145130022898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8986" calcext:value-type="float">
            <text:p>145130022898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9005" calcext:value-type="float">
            <text:p>145130022900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9005" calcext:value-type="float">
            <text:p>145130022900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9005" calcext:value-type="float">
            <text:p>145130022900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9005" calcext:value-type="float">
            <text:p>145130022900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9c5cbc-8111-4599-97a3-4474d2ab2f17</text:p>
          </table:table-cell>
          <table:table-cell office:value-type="float" office:value="1451300229005" calcext:value-type="float">
            <text:p>145130022900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8T12:02:35.371000000</meta:creation-date>
    <dc:date>2015-12-28T12:16:49.596000000</dc:date>
    <meta:editing-duration>PT14M15S</meta:editing-duration>
    <meta:editing-cycles>1</meta:editing-cycles>
    <meta:document-statistic meta:table-count="1" meta:cell-count="6920" meta:object-count="0"/>
    <meta:generator>LibreOffice/5.0.4.2$Windows_x86 LibreOffice_project/2b9802c1994aa0b7dc6079e128979269cf95bc78</meta:generator>
  </office:meta>
</office:document-meta>
</file>